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&gt; use pgdac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delimiter &amp;&amp;</text:p>
      <text:p text:style-name="P1">mysql&gt; create procedure calc_add()</text:p>
      <text:p text:style-name="P1"><text:s text:c="4"/>-&gt; begin</text:p>
      <text:p text:style-name="P1"><text:s text:c="4"/>-&gt; declare ad int;</text:p>
      <text:p text:style-name="P1"><text:s text:c="4"/>-&gt; declare cnt int;</text:p>
      <text:p text:style-name="P1"><text:s text:c="4"/>-&gt; set ad = 0;</text:p>
      <text:p text:style-name="P1"><text:s text:c="4"/>-&gt; set cnt = 1;</text:p>
      <text:p text:style-name="P1"><text:s text:c="4"/>-&gt; loop_label: loop</text:p>
      <text:p text:style-name="P1"><text:s text:c="4"/>-&gt; <text:s text:c="2"/>set ad = ad + cnt;</text:p>
      <text:p text:style-name="P1"><text:s text:c="4"/>-&gt; <text:s text:c="2"/>set cnt = cnt + 1;</text:p>
      <text:p text:style-name="P1"><text:s text:c="4"/>-&gt; <text:s text:c="2"/>if cnt &gt; 10 then</text:p>
      <text:p text:style-name="P1"><text:s text:c="4"/>-&gt; <text:s text:c="5"/>leave loop_label;</text:p>
      <text:p text:style-name="P1"><text:s text:c="4"/>-&gt; <text:s text:c="2"/>end if;</text:p>
      <text:p text:style-name="P1"><text:s text:c="4"/>-&gt; <text:s text:c="2"/>iterate loop_label;</text:p>
      <text:p text:style-name="P1"><text:s text:c="4"/>-&gt; end loop_label;</text:p>
      <text:p text:style-name="P1"><text:s text:c="4"/>-&gt; select ad as 'Addition';</text:p>
      <text:p text:style-name="P1"><text:s text:c="4"/>-&gt; end &amp;&amp;</text:p>
      <text:p text:style-name="P1">ERROR 1064 (42000): You have an error in your SQL syntax; check the manual that corresponds to your MySQL server version for the right syntax to use near 'loop_label;</text:p>
      <text:p text:style-name="P1">select ad as 'Addition';</text:p>
      <text:p text:style-name="P1">end' at line 14</text:p>
      <text:p text:style-name="P1">mysql&gt; delimiter ;</text:p>
      <text:p text:style-name="P1">mysql&gt; </text:p>
      <text:p text:style-name="P1">mysql&gt; delimiter &amp;&amp;</text:p>
      <text:p text:style-name="P1">mysql&gt; create procedure calc_add()</text:p>
      <text:p text:style-name="P1"><text:s text:c="4"/>-&gt; begin</text:p>
      <text:p text:style-name="P1"><text:s text:c="4"/>-&gt; declare ad int;</text:p>
      <text:p text:style-name="P1"><text:s text:c="4"/>-&gt; declare cnt int;</text:p>
      <text:p text:style-name="P1"><text:s text:c="4"/>-&gt; set ad = 0;</text:p>
      <text:p text:style-name="P1"><text:s text:c="4"/>-&gt; set cnt = 1;</text:p>
      <text:p text:style-name="P1"><text:s text:c="4"/>-&gt; loop_label: loop</text:p>
      <text:p text:style-name="P1"><text:s text:c="4"/>-&gt; <text:s text:c="2"/>set ad = ad + cnt;</text:p>
      <text:p text:style-name="P1"><text:s text:c="4"/>-&gt; <text:s text:c="2"/>set cnt = cnt + 1;</text:p>
      <text:p text:style-name="P1"><text:s text:c="4"/>-&gt; <text:s text:c="2"/>if cnt &gt; 10 then</text:p>
      <text:p text:style-name="P1"><text:s text:c="4"/>-&gt; <text:s text:c="5"/>leave loop_label;</text:p>
      <text:p text:style-name="P1"><text:s text:c="4"/>-&gt; <text:s text:c="2"/>end if;</text:p>
      <text:p text:style-name="P1"><text:s text:c="4"/>-&gt; <text:s text:c="2"/>iterate loop_label;</text:p>
      <text:p text:style-name="P1"><text:s text:c="4"/>-&gt; end loop_label;</text:p>
      <text:p text:style-name="P1"><text:s text:c="4"/>-&gt; select ad as 'Addition';</text:p>
      <text:p text:style-name="P1"><text:s text:c="4"/>-&gt; end &amp;&amp;</text:p>
      <text:p text:style-name="P1">ERROR 1064 (42000): You have an error in your SQL syntax; check the manual that corresponds to your MySQL server version for the right syntax to use near 'loop_label;</text:p>
      <text:p text:style-name="P1">select ad as 'Addition';</text:p>
      <text:p text:style-name="P1">end' at line 14</text:p>
      <text:p text:style-name="P1">mysql&gt; delimiter ;</text:p>
      <text:p text:style-name="P1">mysql&gt; </text:p>
      <text:p text:style-name="P1"><text:soft-page-break/>mysql&gt; delimiter &amp;&amp;</text:p>
      <text:p text:style-name="P1">mysql&gt; create procedure calc_add()</text:p>
      <text:p text:style-name="P1"><text:s text:c="4"/>-&gt; begin</text:p>
      <text:p text:style-name="P1"><text:s text:c="4"/>-&gt; declare ad int;</text:p>
      <text:p text:style-name="P1"><text:s text:c="4"/>-&gt; declare cnt int;</text:p>
      <text:p text:style-name="P1"><text:s text:c="4"/>-&gt; set ad = 0;</text:p>
      <text:p text:style-name="P1"><text:s text:c="4"/>-&gt; set cnt = 1;</text:p>
      <text:p text:style-name="P1"><text:s text:c="4"/>-&gt; loop_label: loop</text:p>
      <text:p text:style-name="P1"><text:s text:c="4"/>-&gt; <text:s text:c="2"/>set ad = ad + cnt;</text:p>
      <text:p text:style-name="P1"><text:s text:c="4"/>-&gt; <text:s text:c="2"/>set cnt = cnt + 1;</text:p>
      <text:p text:style-name="P1"><text:s text:c="4"/>-&gt; <text:s text:c="2"/>if cnt &gt; 10 then</text:p>
      <text:p text:style-name="P1"><text:s text:c="4"/>-&gt; <text:s text:c="5"/>leave loop_label;</text:p>
      <text:p text:style-name="P1"><text:s text:c="4"/>-&gt; <text:s text:c="2"/>end if;</text:p>
      <text:p text:style-name="P1"><text:s text:c="4"/>-&gt; <text:s text:c="2"/>iterate loop_label;</text:p>
      <text:p text:style-name="P1"><text:s text:c="4"/>-&gt; end loop;</text:p>
      <text:p text:style-name="P1"><text:s text:c="4"/>-&gt; select ad as 'Addition';</text:p>
      <text:p text:style-name="P1"><text:s text:c="4"/>-&gt; end &amp;&amp;</text:p>
      <text:p text:style-name="P1">Query OK, 0 rows affected (0.23 sec)</text:p>
      <text:p text:style-name="P1"/>
      <text:p text:style-name="P1">mysql&gt; delimiter ;</text:p>
      <text:p text:style-name="P1">mysql&gt; call calc_add();</text:p>
      <text:p text:style-name="P1">+----------+</text:p>
      <text:p text:style-name="P1">| Addition |</text:p>
      <text:p text:style-name="P1">+----------+</text:p>
      <text:p text:style-name="P1">| <text:s text:c="6"/>55 |</text:p>
      <text:p text:style-name="P1">+----------+</text:p>
      <text:p text:style-name="P1">1 row in set (0.00 sec)</text:p>
      <text:p text:style-name="P1"/>
      <text:p text:style-name="P1">Query OK, 0 rows affected (0.00 sec)</text:p>
      <text:p text:style-name="P1"/>
      <text:p text:style-name="P1">mysql&gt; </text:p>
      <text:p text:style-name="P1">mysql&gt; delimiter &amp;&amp;</text:p>
      <text:p text:style-name="P1">mysql&gt; create procedure print_name()</text:p>
      <text:p text:style-name="P1"><text:s text:c="4"/>-&gt; begin</text:p>
      <text:p text:style-name="P1"><text:s text:c="4"/>-&gt; declare cnt int;</text:p>
      <text:p text:style-name="P1"><text:s text:c="4"/>-&gt; declare name varchar(10);</text:p>
      <text:p text:style-name="P1"><text:s text:c="4"/>-&gt; set cnt = 0;</text:p>
      <text:p text:style-name="P1"><text:s text:c="4"/>-&gt; set name = 'Tushar';</text:p>
      <text:p text:style-name="P1"><text:s text:c="4"/>-&gt; while cnt &lt; 10 do</text:p>
      <text:p text:style-name="P1"><text:s text:c="4"/>-&gt; </text:p>
      <text:p text:style-name="P1">Display all 820 possibilities? (y or n) </text:p>
      <text:p text:style-name="P1"><text:s text:c="4"/>-&gt; ;</text:p>
      <text:p text:style-name="P1"><text:s text:c="4"/>-&gt; &amp;&amp;</text:p>
      <text:p text:style-name="P1">ERROR 1064 (42000): You have an error in your SQL syntax; check the manual that corresponds to your MySQL server version for the right syntax to use near '' at line 7</text:p>
      <text:p text:style-name="P1">mysql&gt; </text:p>
      <text:p text:style-name="P1"/>
      <text:p text:style-name="P1"/>
      <text:p text:style-name="P1"/>
      <text:p text:style-name="P1"/>
      <text:p text:style-name="P1">mysql&gt; delimiter &amp;&amp;</text:p>
      <text:p text:style-name="P1">mysql&gt; create procedure print_name()</text:p>
      <text:p text:style-name="P1"><text:soft-page-break/><text:s text:c="4"/>-&gt; begin</text:p>
      <text:p text:style-name="P1"><text:s text:c="4"/>-&gt; declare cnt int;</text:p>
      <text:p text:style-name="P1"><text:s text:c="4"/>-&gt; declare name varchar(10);</text:p>
      <text:p text:style-name="P1"><text:s text:c="4"/>-&gt; set cnt = 0;</text:p>
      <text:p text:style-name="P1"><text:s text:c="4"/>-&gt; set name = 'Tushar';</text:p>
      <text:p text:style-name="P1"><text:s text:c="4"/>-&gt; while cnt &lt; 10 do</text:p>
      <text:p text:style-name="P1"><text:s text:c="4"/>-&gt; <text:s text:c="2"/>select name;</text:p>
      <text:p text:style-name="P1"><text:s text:c="4"/>-&gt; <text:s text:c="2"/>set cnt = cnt + 1;</text:p>
      <text:p text:style-name="P1"><text:s text:c="4"/>-&gt; end while;</text:p>
      <text:p text:style-name="P1"><text:s text:c="4"/>-&gt; end &amp;&amp;</text:p>
      <text:p text:style-name="P1">Query OK, 0 rows affected (0.20 sec)</text:p>
      <text:p text:style-name="P1"/>
      <text:p text:style-name="P1">mysql&gt; delimiter ;</text:p>
      <text:p text:style-name="P1">mysql&gt; call print_name();</text:p>
      <text:p text:style-name="P1">+--------+</text:p>
      <text:p text:style-name="P1">| name <text:s text:c="2"/>|</text:p>
      <text:p text:style-name="P1">+--------+</text:p>
      <text:p text:style-name="P1">| Tushar |</text:p>
      <text:p text:style-name="P1"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Tushar |</text:p>
      <text:p text:style-name="P1"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Tushar |</text:p>
      <text:p text:style-name="P1"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Tushar |</text:p>
      <text:p text:style-name="P1"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Tushar |</text:p>
      <text:p text:style-name="P1"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Tushar |</text:p>
      <text:p text:style-name="P1"><text:soft-page-break/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Tushar |</text:p>
      <text:p text:style-name="P1"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Tushar |</text:p>
      <text:p text:style-name="P1"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Tushar |</text:p>
      <text:p text:style-name="P1"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Tushar |</text:p>
      <text:p text:style-name="P1">+--------+</text:p>
      <text:p text:style-name="P1">1 row in set (0.00 sec)</text:p>
      <text:p text:style-name="P1"/>
      <text:p text:style-name="P1">Query OK, 0 rows affected (0.00 sec)</text:p>
      <text:p text:style-name="P1"/>
      <text:p text:style-name="P1">mysql&gt; </text:p>
      <text:p text:style-name="P1">mysql&gt; </text:p>
      <text:p text:style-name="P1">Display all 820 possibilities? (y or n) </text:p>
      <text:p text:style-name="P1">mysql&gt; p</text:p>
      <text:p text:style-name="P1">pager <text:s text:c="14"/>pgdac <text:s text:c="14"/>phpmyadmin <text:s text:c="8"/></text:p>
      <text:p text:style-name="P1">pcp <text:s text:c="16"/>pgdbda <text:s text:c="13"/>print <text:s text:c="13"/></text:p>
      <text:p text:style-name="P1">performance_schema <text:s/>pgdiot <text:s text:c="13"/>prompt <text:s text:c="12"/></text:p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mysql&gt; drop procedure <text:s/>print_name;</text:p>
      <text:p text:style-name="P1">Query OK, 0 rows affected (0.24 sec)</text:p>
      <text:p text:style-name="P1"/>
      <text:p text:style-name="P1">mysql&gt; delimiter &amp;&amp;</text:p>
      <text:p text:style-name="P1">mysql&gt; create procedure print_name(in name varchar(10))</text:p>
      <text:p text:style-name="P1"><text:s text:c="4"/>-&gt; begin</text:p>
      <text:p text:style-name="P1"><text:s text:c="4"/>-&gt; declare cnt int;</text:p>
      <text:p text:style-name="P1"><text:s text:c="4"/>-&gt; -- declare name varchar(10);</text:p>
      <text:p text:style-name="P1"><text:s text:c="4"/>-&gt; set cnt = 0;</text:p>
      <text:p text:style-name="P1"><text:s text:c="4"/>-&gt; -- set name = 'Tushar';</text:p>
      <text:p text:style-name="P1"><text:s text:c="4"/>-&gt; while cnt &lt; 10 do</text:p>
      <text:p text:style-name="P1"><text:s text:c="4"/>-&gt; <text:s text:c="2"/>select name;</text:p>
      <text:p text:style-name="P1"><text:s text:c="4"/>-&gt; <text:s text:c="2"/>set cnt = cnt + 1;</text:p>
      <text:p text:style-name="P1"><text:s text:c="4"/>-&gt; end while;</text:p>
      <text:p text:style-name="P1"><text:s text:c="4"/>-&gt; end &amp;&amp;</text:p>
      <text:p text:style-name="P1">Query OK, 0 rows affected (0.17 sec)</text:p>
      <text:p text:style-name="P1"/>
      <text:p text:style-name="P1">mysql&gt; delimiter ;</text:p>
      <text:p text:style-name="P1">mysql&gt; call print_name("Satyam");</text:p>
      <text:p text:style-name="P1">+--------+</text:p>
      <text:p text:style-name="P1">| name <text:s text:c="2"/>|</text:p>
      <text:p text:style-name="P1">+--------+</text:p>
      <text:p text:style-name="P1">| Satyam |</text:p>
      <text:p text:style-name="P1"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Satyam |</text:p>
      <text:p text:style-name="P1"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Satyam |</text:p>
      <text:p text:style-name="P1"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Satyam |</text:p>
      <text:p text:style-name="P1"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Satyam |</text:p>
      <text:p text:style-name="P1">+--------+</text:p>
      <text:p text:style-name="P1"><text:soft-page-break/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Satyam |</text:p>
      <text:p text:style-name="P1"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Satyam |</text:p>
      <text:p text:style-name="P1"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Satyam |</text:p>
      <text:p text:style-name="P1"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Satyam |</text:p>
      <text:p text:style-name="P1">+--------+</text:p>
      <text:p text:style-name="P1">1 row in set (0.00 sec)</text:p>
      <text:p text:style-name="P1"/>
      <text:p text:style-name="P1">+--------+</text:p>
      <text:p text:style-name="P1">| name <text:s text:c="2"/>|</text:p>
      <text:p text:style-name="P1">+--------+</text:p>
      <text:p text:style-name="P1">| Satyam |</text:p>
      <text:p text:style-name="P1">+--------+</text:p>
      <text:p text:style-name="P1">1 row in set (0.00 sec)</text:p>
      <text:p text:style-name="P1"/>
      <text:p text:style-name="P1">Query OK, 0 rows affected (0.00 sec)</text:p>
      <text:p text:style-name="P1"/>
      <text:p text:style-name="P1">mysql&gt; </text:p>
      <text:p text:style-name="P1">mysql&gt; delimiter &amp;&amp;</text:p>
      <text:p text:style-name="P1">mysql&gt; create procedure find_add()</text:p>
      <text:p text:style-name="P1"><text:s text:c="4"/>-&gt; begin</text:p>
      <text:p text:style-name="P1"><text:s text:c="4"/>-&gt; declare ad int;</text:p>
      <text:p text:style-name="P1"><text:s text:c="4"/>-&gt; declare cnt int;</text:p>
      <text:p text:style-name="P1"><text:s text:c="4"/>-&gt; set ad = 0;</text:p>
      <text:p text:style-name="P1"><text:s text:c="4"/>-&gt; set cnt = 1;</text:p>
      <text:p text:style-name="P1"><text:s text:c="4"/>-&gt; repeat</text:p>
      <text:p text:style-name="P1"><text:s text:c="4"/>-&gt; </text:p>
      <text:p text:style-name="P1">Display all 820 possibilities? (y or n) </text:p>
      <text:p text:style-name="P1"><text:s text:c="4"/>-&gt; set ad = ad + cnt;</text:p>
      <text:p text:style-name="P1"><text:s text:c="4"/>-&gt; </text:p>
      <text:p text:style-name="P1">Display all 820 possibilities? (y or n) </text:p>
      <text:p text:style-name="P1"><text:soft-page-break/><text:s text:c="4"/>-&gt; set cnt = cnt + 2;</text:p>
      <text:p text:style-name="P1"><text:s text:c="4"/>-&gt; until cnt &gt; 20</text:p>
      <text:p text:style-name="P1"><text:s text:c="4"/>-&gt; end repeat;</text:p>
      <text:p text:style-name="P1"><text:s text:c="4"/>-&gt; select ad as 'Addition';</text:p>
      <text:p text:style-name="P1"><text:s text:c="4"/>-&gt; end &amp;&amp;</text:p>
      <text:p text:style-name="P1">Query OK, 0 rows affected (0.20 sec)</text:p>
      <text:p text:style-name="P1"/>
      <text:p text:style-name="P1">mysql&gt; delimiter ;</text:p>
      <text:p text:style-name="P1">mysql&gt; </text:p>
      <text:p text:style-name="P1">mysql&gt; drop procedure find_add;</text:p>
      <text:p text:style-name="P1">Query OK, 0 rows affected (0.23 sec)</text:p>
      <text:p text:style-name="P1"/>
      <text:p text:style-name="P1">mysql&gt; delimiter &amp;&amp;</text:p>
      <text:p text:style-name="P1">mysql&gt; create procedure find_add()</text:p>
      <text:p text:style-name="P1"><text:s text:c="4"/>-&gt; begin</text:p>
      <text:p text:style-name="P1"><text:s text:c="4"/>-&gt; declare ad int;</text:p>
      <text:p text:style-name="P1"><text:s text:c="4"/>-&gt; declare cnt int;</text:p>
      <text:p text:style-name="P1"><text:s text:c="4"/>-&gt; set ad = 0;</text:p>
      <text:p text:style-name="P1"><text:s text:c="4"/>-&gt; set cnt = 1;</text:p>
      <text:p text:style-name="P1"><text:s text:c="4"/>-&gt; repeat</text:p>
      <text:p text:style-name="P1"><text:s text:c="4"/>-&gt; <text:s text:c="3"/>set ad = ad + cnt;</text:p>
      <text:p text:style-name="P1"><text:s text:c="4"/>-&gt; <text:s text:c="3"/>set cnt = cnt + 2;</text:p>
      <text:p text:style-name="P1"><text:s text:c="4"/>-&gt; until cnt &gt; 20</text:p>
      <text:p text:style-name="P1"><text:s text:c="4"/>-&gt; end repeat;</text:p>
      <text:p text:style-name="P1"><text:s text:c="4"/>-&gt; select ad as 'Addition';</text:p>
      <text:p text:style-name="P1"><text:s text:c="4"/>-&gt; end &amp;&amp;</text:p>
      <text:p text:style-name="P1">Query OK, 0 rows affected (0.14 sec)</text:p>
      <text:p text:style-name="P1"/>
      <text:p text:style-name="P1">mysql&gt; delimiter ;</text:p>
      <text:p text:style-name="P1">mysql&gt; call find_add();</text:p>
      <text:p text:style-name="P1">+----------+</text:p>
      <text:p text:style-name="P1">| Addition |</text:p>
      <text:p text:style-name="P1">+----------+</text:p>
      <text:p text:style-name="P1">| <text:s text:c="5"/>100 |</text:p>
      <text:p text:style-name="P1">+----------+</text:p>
      <text:p text:style-name="P1">1 row in set (0.00 sec)</text:p>
      <text:p text:style-name="P1"/>
      <text:p text:style-name="P1">Query OK, 0 rows affected (0.00 sec)</text:p>
      <text:p text:style-name="P1"/>
      <text:p text:style-name="P1">mysql&gt; </text:p>
      <text:p text:style-name="P1">mysql&gt; select ascii('g');</text:p>
      <text:p text:style-name="P1">+------------+</text:p>
      <text:p text:style-name="P1">| ascii('g') |</text:p>
      <text:p text:style-name="P1">+------------+</text:p>
      <text:p text:style-name="P1">| <text:s text:c="7"/>103 |</text:p>
      <text:p text:style-name="P1">+------------+</text:p>
      <text:p text:style-name="P1">1 row in set (0.00 sec)</text:p>
      <text:p text:style-name="P1"/>
      <text:p text:style-name="P1">mysql&gt; select ascii(name) from student;</text:p>
      <text:p text:style-name="P1">+-------------+</text:p>
      <text:p text:style-name="P1">| ascii(name) |</text:p>
      <text:p text:style-name="P1">+-------------+</text:p>
      <text:p text:style-name="P1">| <text:s text:c="9"/>86 |</text:p>
      <text:p text:style-name="P1"><text:soft-page-break/>| <text:s text:c="9"/>65 |</text:p>
      <text:p text:style-name="P1">| <text:s text:c="9"/>80 |</text:p>
      <text:p text:style-name="P1">| <text:s text:c="9"/>82 |</text:p>
      <text:p text:style-name="P1">| <text:s text:c="7"/>NULL |</text:p>
      <text:p text:style-name="P1">| <text:s text:c="9"/>82 |</text:p>
      <text:p text:style-name="P1">| <text:s text:c="9"/>82 |</text:p>
      <text:p text:style-name="P1">+-------------+</text:p>
      <text:p text:style-name="P1">7 rows in set (0.01 sec)</text:p>
      <text:p text:style-name="P1"/>
      <text:p text:style-name="P1">mysql&gt; select character_length(name) from student;</text:p>
      <text:p text:style-name="P1">+------------------------+</text:p>
      <text:p text:style-name="P1">| character_length(name) |</text:p>
      <text:p text:style-name="P1">+------------------------+</text:p>
      <text:p text:style-name="P1">| <text:s text:c="21"/>6 |</text:p>
      <text:p text:style-name="P1">| <text:s text:c="21"/>5 |</text:p>
      <text:p text:style-name="P1">| <text:s text:c="21"/>5 |</text:p>
      <text:p text:style-name="P1">| <text:s text:c="21"/>6 |</text:p>
      <text:p text:style-name="P1">| <text:s text:c="18"/>NULL |</text:p>
      <text:p text:style-name="P1">| <text:s text:c="21"/>3 |</text:p>
      <text:p text:style-name="P1">| <text:s text:c="21"/>4 |</text:p>
      <text:p text:style-name="P1">+------------------------+</text:p>
      <text:p text:style-name="P1">7 rows in set (0.00 sec)</text:p>
      <text:p text:style-name="P1"/>
      <text:p text:style-name="P1">mysql&gt; select character_length(name) as len from student;</text:p>
      <text:p text:style-name="P1">+------+</text:p>
      <text:p text:style-name="P1">| len <text:s/>|</text:p>
      <text:p text:style-name="P1">+------+</text:p>
      <text:p text:style-name="P1">| <text:s text:c="3"/>6 |</text:p>
      <text:p text:style-name="P1">| <text:s text:c="3"/>5 |</text:p>
      <text:p text:style-name="P1">| <text:s text:c="3"/>5 |</text:p>
      <text:p text:style-name="P1">| <text:s text:c="3"/>6 |</text:p>
      <text:p text:style-name="P1">| NULL |</text:p>
      <text:p text:style-name="P1">| <text:s text:c="3"/>3 |</text:p>
      <text:p text:style-name="P1">| <text:s text:c="3"/>4 |</text:p>
      <text:p text:style-name="P1">+------+</text:p>
      <text:p text:style-name="P1">7 rows in set (0.00 sec)</text:p>
      <text:p text:style-name="P1"/>
      <text:p text:style-name="P1">mysql&gt; select concat(name,class) as x from student;</text:p>
      <text:p text:style-name="P1">+----------+</text:p>
      <text:p text:style-name="P1">| x <text:s text:c="7"/>|</text:p>
      <text:p text:style-name="P1">+----------+</text:p>
      <text:p text:style-name="P1">| VijayaTY |</text:p>
      <text:p text:style-name="P1">| AshokSY <text:s/>|</text:p>
      <text:p text:style-name="P1">| PriyaSY <text:s/>|</text:p>
      <text:p text:style-name="P1">| RajeshSY |</text:p>
      <text:p text:style-name="P1">| NULL <text:s text:c="4"/>|</text:p>
      <text:p text:style-name="P1">| NULL <text:s text:c="4"/>|</text:p>
      <text:p text:style-name="P1">| NULL <text:s text:c="4"/>|</text:p>
      <text:p text:style-name="P1">+----------+</text:p>
      <text:p text:style-name="P1">7 rows in set (0.00 sec)</text:p>
      <text:p text:style-name="P1"/>
      <text:p text:style-name="P1">mysql&gt; select *, concat(name,'@',age) as password from student;</text:p>
      <text:p text:style-name="P1">+------+--------+-------+-------+------+-----------+</text:p>
      <text:p text:style-name="P1"><text:soft-page-break/>| roll | name <text:s text:c="2"/>| marks | class | age <text:s/>| password <text:s/>|</text:p>
      <text:p text:style-name="P1">+------+--------+-------+-------+------+-----------+</text:p>
      <text:p text:style-name="P1">| <text:s text:c="3"/>2 | Vijaya | 67.84 | TY <text:s text:c="3"/>| <text:s text:c="2"/>21 | Vijaya@21 |</text:p>
      <text:p text:style-name="P1">| <text:s text:c="3"/>7 | Ashok <text:s/>| 62.95 | SY <text:s text:c="3"/>| <text:s text:c="2"/>20 | Ashok@20 <text:s/>|</text:p>
      <text:p text:style-name="P1">| <text:s text:c="3"/>8 | Priya <text:s/>| 55.26 | SY <text:s text:c="3"/>| <text:s text:c="2"/>22 | Priya@22 <text:s/>|</text:p>
      <text:p text:style-name="P1">| <text:s text:c="3"/>9 | Rajesh | 81.93 | SY <text:s text:c="3"/>| <text:s text:c="2"/>22 | Rajesh@22 |</text:p>
      <text:p text:style-name="P1">| <text:s text:c="3"/>1 | NULL <text:s text:c="2"/>| 67.32 | TY <text:s text:c="3"/>| <text:s text:c="2"/>27 | NULL <text:s text:c="5"/>|</text:p>
      <text:p text:style-name="P1">| <text:s text:c="2"/>10 | Raj <text:s text:c="3"/>| 71.34 | NULL <text:s/>| NULL | NULL <text:s text:c="5"/>|</text:p>
      <text:p text:style-name="P1">| <text:s text:c="2"/>11 | Ravi <text:s text:c="2"/>| 63.69 | NULL <text:s/>| NULL | NULL <text:s text:c="5"/>|</text:p>
      <text:p text:style-name="P1">+------+--------+-------+-------+------+-----------+</text:p>
      <text:p text:style-name="P1">7 rows in set (0.00 sec)</text:p>
      <text:p text:style-name="P1"/>
      <text:p text:style-name="P1">mysql&gt; select concat_ws(',',name,class) as value from student;</text:p>
      <text:p text:style-name="P1">+-----------+</text:p>
      <text:p text:style-name="P1">| value <text:s text:c="4"/>|</text:p>
      <text:p text:style-name="P1">+-----------+</text:p>
      <text:p text:style-name="P1">| Vijaya,TY |</text:p>
      <text:p text:style-name="P1">| Ashok,SY <text:s/>|</text:p>
      <text:p text:style-name="P1">| Priya,SY <text:s/>|</text:p>
      <text:p text:style-name="P1">| Rajesh,SY |</text:p>
      <text:p text:style-name="P1">| TY <text:s text:c="7"/>|</text:p>
      <text:p text:style-name="P1">| Raj <text:s text:c="6"/>|</text:p>
      <text:p text:style-name="P1">| Ravi <text:s text:c="5"/>|</text:p>
      <text:p text:style-name="P1">+-----------+</text:p>
      <text:p text:style-name="P1">7 rows in set (0.00 sec)</text:p>
      <text:p text:style-name="P1"/>
      <text:p text:style-name="P1">mysql&gt; select *, concat_ws('@',name,class) as password from studen</text:p>
      <text:p text:style-name="P1">t;</text:p>
      <text:p text:style-name="P1">+------+--------+-------+-------+------+-----------+</text:p>
      <text:p text:style-name="P1">| roll | name <text:s text:c="2"/>| marks | class | age <text:s/>| password <text:s/>|</text:p>
      <text:p text:style-name="P1">+------+--------+-------+-------+------+-----------+</text:p>
      <text:p text:style-name="P1">| <text:s text:c="3"/>2 | Vijaya | 67.84 | TY <text:s text:c="3"/>| <text:s text:c="2"/>21 | Vijaya@TY |</text:p>
      <text:p text:style-name="P1">| <text:s text:c="3"/>7 | Ashok <text:s/>| 62.95 | SY <text:s text:c="3"/>| <text:s text:c="2"/>20 | Ashok@SY <text:s/>|</text:p>
      <text:p text:style-name="P1">| <text:s text:c="3"/>8 | Priya <text:s/>| 55.26 | SY <text:s text:c="3"/>| <text:s text:c="2"/>22 | Priya@SY <text:s/>|</text:p>
      <text:p text:style-name="P1">| <text:s text:c="3"/>9 | Rajesh | 81.93 | SY <text:s text:c="3"/>| <text:s text:c="2"/>22 | Rajesh@SY |</text:p>
      <text:p text:style-name="P1">| <text:s text:c="3"/>1 | NULL <text:s text:c="2"/>| 67.32 | TY <text:s text:c="3"/>| <text:s text:c="2"/>27 | TY <text:s text:c="7"/>|</text:p>
      <text:p text:style-name="P1">| <text:s text:c="2"/>10 | Raj <text:s text:c="3"/>| 71.34 | NULL <text:s/>| NULL | Raj <text:s text:c="6"/>|</text:p>
      <text:p text:style-name="P1">| <text:s text:c="2"/>11 | Ravi <text:s text:c="2"/>| 63.69 | NULL <text:s/>| NULL | Ravi <text:s text:c="5"/>|</text:p>
      <text:p text:style-name="P1">+------+--------+-------+-------+------+-----------+</text:p>
      <text:p text:style-name="P1">7 rows in set (0.00 sec)</text:p>
      <text:p text:style-name="P1"/>
      <text:p text:style-name="P1">mysql&gt; select concat_ws(',',*) as value from student;</text:p>
      <text:p text:style-name="P1">ERROR 1064 (42000): You have an error in your SQL syntax; check the manual that corresponds to your MySQL server version for the right syntax to use near '*) as value from student' at line 1</text:p>
      <text:p text:style-name="P1">mysql&gt; </text:p>
      <text:p text:style-name="P1">mysql&gt; select field('q','s','q','l');</text:p>
      <text:p text:style-name="P1">+------------------------+</text:p>
      <text:p text:style-name="P1">| field('q','s','q','l') |</text:p>
      <text:p text:style-name="P1">+------------------------+</text:p>
      <text:p text:style-name="P1">| <text:s text:c="21"/>2 |</text:p>
      <text:p text:style-name="P1">+------------------------+</text:p>
      <text:p text:style-name="P1">1 row in set (0.00 sec)</text:p>
      <text:p text:style-name="P1"><text:soft-page-break/></text:p>
      <text:p text:style-name="P1">mysql&gt; select field('q','sql');</text:p>
      <text:p text:style-name="P1">+------------------+</text:p>
      <text:p text:style-name="P1">| field('q','sql') |</text:p>
      <text:p text:style-name="P1">+------------------+</text:p>
      <text:p text:style-name="P1">| <text:s text:c="15"/>0 |</text:p>
      <text:p text:style-name="P1">+------------------+</text:p>
      <text:p text:style-name="P1">1 row in set (0.00 sec)</text:p>
      <text:p text:style-name="P1"/>
      <text:p text:style-name="P1">mysql&gt; select * from student;</text:p>
      <text:p text:style-name="P1">+------+--------+-------+-------+------+</text:p>
      <text:p text:style-name="P1">| roll | name <text:s text:c="2"/>| marks | class | age <text:s/>|</text:p>
      <text:p text:style-name="P1">+------+--------+-------+-------+------+</text:p>
      <text:p text:style-name="P1">| <text:s text:c="3"/>2 | Vijaya | 67.84 | TY <text:s text:c="3"/>| <text:s text:c="2"/>21 |</text:p>
      <text:p text:style-name="P1">| <text:s text:c="3"/>7 | Ashok <text:s/>| 62.95 | SY <text:s text:c="3"/>| <text:s text:c="2"/>20 |</text:p>
      <text:p text:style-name="P1">| <text:s text:c="3"/>8 | Priya <text:s/>| 55.26 | SY <text:s text:c="3"/>| <text:s text:c="2"/>22 |</text:p>
      <text:p text:style-name="P1">| <text:s text:c="3"/>9 | Rajesh | 81.93 | SY <text:s text:c="3"/>| <text:s text:c="2"/>22 |</text:p>
      <text:p text:style-name="P1">| <text:s text:c="3"/>1 | NULL <text:s text:c="2"/>| 67.32 | TY <text:s text:c="3"/>| <text:s text:c="2"/>27 |</text:p>
      <text:p text:style-name="P1">| <text:s text:c="2"/>10 | Raj <text:s text:c="3"/>| 71.34 | NULL <text:s/>| NULL |</text:p>
      <text:p text:style-name="P1">| <text:s text:c="2"/>11 | Ravi <text:s text:c="2"/>| 63.69 | NULL <text:s/>| NULL |</text:p>
      <text:p text:style-name="P1">+------+--------+-------+-------+------+</text:p>
      <text:p text:style-name="P1">7 rows in set (0.00 sec)</text:p>
      <text:p text:style-name="P1"/>
      <text:p text:style-name="P1">mysql&gt; select field('Raj',name) from student;</text:p>
      <text:p text:style-name="P1">+-------------------+</text:p>
      <text:p text:style-name="P1">| field('Raj',name) |</text:p>
      <text:p text:style-name="P1">+-------------------+</text:p>
      <text:p text:style-name="P1">| <text:s text:c="16"/>0 |</text:p>
      <text:p text:style-name="P1">| <text:s text:c="16"/>0 |</text:p>
      <text:p text:style-name="P1">| <text:s text:c="16"/>0 |</text:p>
      <text:p text:style-name="P1">| <text:s text:c="16"/>0 |</text:p>
      <text:p text:style-name="P1">| <text:s text:c="16"/>0 |</text:p>
      <text:p text:style-name="P1">| <text:s text:c="16"/>1 |</text:p>
      <text:p text:style-name="P1">| <text:s text:c="16"/>0 |</text:p>
      <text:p text:style-name="P1">+-------------------+</text:p>
      <text:p text:style-name="P1">7 rows in set (0.00 sec)</text:p>
      <text:p text:style-name="P1"/>
      <text:p text:style-name="P1">mysql&gt; select find_in_set('l','s,q,l');</text:p>
      <text:p text:style-name="P1">+--------------------------+</text:p>
      <text:p text:style-name="P1">| find_in_set('l','s,q,l') |</text:p>
      <text:p text:style-name="P1">+--------------------------+</text:p>
      <text:p text:style-name="P1">| <text:s text:c="23"/>3 |</text:p>
      <text:p text:style-name="P1">+--------------------------+</text:p>
      <text:p text:style-name="P1">1 row in set (0.00 sec)</text:p>
      <text:p text:style-name="P1"/>
      <text:p text:style-name="P1">mysql&gt; select * from student;</text:p>
      <text:p text:style-name="P1">+------+--------+-------+-------+------+</text:p>
      <text:p text:style-name="P1">| roll | name <text:s text:c="2"/>| marks | class | age <text:s/>|</text:p>
      <text:p text:style-name="P1">+------+--------+-------+-------+------+</text:p>
      <text:p text:style-name="P1">| <text:s text:c="3"/>2 | Vijaya | 67.84 | TY <text:s text:c="3"/>| <text:s text:c="2"/>21 |</text:p>
      <text:p text:style-name="P1">| <text:s text:c="3"/>7 | Ashok <text:s/>| 62.95 | SY <text:s text:c="3"/>| <text:s text:c="2"/>20 |</text:p>
      <text:p text:style-name="P1">| <text:s text:c="3"/>8 | Priya <text:s/>| 55.26 | SY <text:s text:c="3"/>| <text:s text:c="2"/>22 |</text:p>
      <text:p text:style-name="P1">| <text:s text:c="3"/>9 | Rajesh | 81.93 | SY <text:s text:c="3"/>| <text:s text:c="2"/>22 |</text:p>
      <text:p text:style-name="P1"><text:soft-page-break/>| <text:s text:c="3"/>1 | NULL <text:s text:c="2"/>| 67.32 | TY <text:s text:c="3"/>| <text:s text:c="2"/>27 |</text:p>
      <text:p text:style-name="P1">| <text:s text:c="2"/>10 | Raj <text:s text:c="3"/>| 71.34 | NULL <text:s/>| NULL |</text:p>
      <text:p text:style-name="P1">| <text:s text:c="2"/>11 | Ravi <text:s text:c="2"/>| 63.69 | NULL <text:s/>| NULL |</text:p>
      <text:p text:style-name="P1">+------+--------+-------+-------+------+</text:p>
      <text:p text:style-name="P1">7 rows in set (0.01 sec)</text:p>
      <text:p text:style-name="P1"/>
      <text:p text:style-name="P1">mysql&gt; select name, format(marks,3) from student;</text:p>
      <text:p text:style-name="P1">+--------+-----------------+</text:p>
      <text:p text:style-name="P1">| name <text:s text:c="2"/>| format(marks,3) |</text:p>
      <text:p text:style-name="P1">+--------+-----------------+</text:p>
      <text:p text:style-name="P1">| Vijaya | 67.840 <text:s text:c="9"/>|</text:p>
      <text:p text:style-name="P1">| Ashok <text:s/>| 62.950 <text:s text:c="9"/>|</text:p>
      <text:p text:style-name="P1">| Priya <text:s/>| 55.260 <text:s text:c="9"/>|</text:p>
      <text:p text:style-name="P1">| Rajesh | 81.930 <text:s text:c="9"/>|</text:p>
      <text:p text:style-name="P1">| NULL <text:s text:c="2"/>| 67.320 <text:s text:c="9"/>|</text:p>
      <text:p text:style-name="P1">| Raj <text:s text:c="3"/>| 71.340 <text:s text:c="9"/>|</text:p>
      <text:p text:style-name="P1">| Ravi <text:s text:c="2"/>| 63.690 <text:s text:c="9"/>|</text:p>
      <text:p text:style-name="P1">+--------+-----------------+</text:p>
      <text:p text:style-name="P1">7 rows in set (0.00 sec)</text:p>
      <text:p text:style-name="P1"/>
      <text:p text:style-name="P1">mysql&gt; select name, format(marks,3) as marks from student;</text:p>
      <text:p text:style-name="P1">+--------+--------+</text:p>
      <text:p text:style-name="P1">| name <text:s text:c="2"/>| marks <text:s/>|</text:p>
      <text:p text:style-name="P1">+--------+--------+</text:p>
      <text:p text:style-name="P1">| Vijaya | 67.840 |</text:p>
      <text:p text:style-name="P1">| Ashok <text:s/>| 62.950 |</text:p>
      <text:p text:style-name="P1">| Priya <text:s/>| 55.260 |</text:p>
      <text:p text:style-name="P1">| Rajesh | 81.930 |</text:p>
      <text:p text:style-name="P1">| NULL <text:s text:c="2"/>| 67.320 |</text:p>
      <text:p text:style-name="P1">| Raj <text:s text:c="3"/>| 71.340 |</text:p>
      <text:p text:style-name="P1">| Ravi <text:s text:c="2"/>| 63.690 |</text:p>
      <text:p text:style-name="P1">+--------+--------+</text:p>
      <text:p text:style-name="P1">7 rows in set (0.00 sec)</text:p>
      <text:p text:style-name="P1"/>
      <text:p text:style-name="P1">mysql&gt; select name, marks/10+0.5 as grade from student;</text:p>
      <text:p text:style-name="P1">+--------+--------------------+</text:p>
      <text:p text:style-name="P1">| name <text:s text:c="2"/>| grade <text:s text:c="13"/>|</text:p>
      <text:p text:style-name="P1">+--------+--------------------+</text:p>
      <text:p text:style-name="P1">| Vijaya | <text:s/>7.283999633789063 |</text:p>
      <text:p text:style-name="P1">| Ashok <text:s/>| <text:s/>6.795000076293945 |</text:p>
      <text:p text:style-name="P1">| Priya <text:s/>| <text:s text:c="2"/>6.02599983215332 |</text:p>
      <text:p text:style-name="P1">| Rajesh | <text:s/>8.693000030517577 |</text:p>
      <text:p text:style-name="P1">| NULL <text:s text:c="2"/>| 7.2319999694824215 |</text:p>
      <text:p text:style-name="P1">| Raj <text:s text:c="3"/>| <text:s/>7.633999633789062 |</text:p>
      <text:p text:style-name="P1">| Ravi <text:s text:c="2"/>| <text:s/>6.868999862670899 |</text:p>
      <text:p text:style-name="P1">+--------+--------------------+</text:p>
      <text:p text:style-name="P1">7 rows in set (0.00 sec)</text:p>
      <text:p text:style-name="P1"/>
      <text:p text:style-name="P1">mysql&gt; select name, format(marks/10+0.5,2) as grade from student;</text:p>
      <text:p text:style-name="P1">+--------+-------+</text:p>
      <text:p text:style-name="P1">| name <text:s text:c="2"/>| grade |</text:p>
      <text:p text:style-name="P1">+--------+-------+</text:p>
      <text:p text:style-name="P1">| Vijaya | 7.28 <text:s/>|</text:p>
      <text:p text:style-name="P1"><text:soft-page-break/>| Ashok <text:s/>| 6.80 <text:s/>|</text:p>
      <text:p text:style-name="P1">| Priya <text:s/>| 6.03 <text:s/>|</text:p>
      <text:p text:style-name="P1">| Rajesh | 8.69 <text:s/>|</text:p>
      <text:p text:style-name="P1">| NULL <text:s text:c="2"/>| 7.23 <text:s/>|</text:p>
      <text:p text:style-name="P1">| Raj <text:s text:c="3"/>| 7.63 <text:s/>|</text:p>
      <text:p text:style-name="P1">| Ravi <text:s text:c="2"/>| 6.87 <text:s/>|</text:p>
      <text:p text:style-name="P1">+--------+-------+</text:p>
      <text:p text:style-name="P1">7 rows in set (0.00 sec)</text:p>
      <text:p text:style-name="P1"/>
      <text:p text:style-name="P1">mysql&gt; select avg(marks) from student;</text:p>
      <text:p text:style-name="P1">+-------------------+</text:p>
      <text:p text:style-name="P1">| avg(marks) <text:s text:c="7"/>|</text:p>
      <text:p text:style-name="P1">+-------------------+</text:p>
      <text:p text:style-name="P1">| 67.18999862670898 |</text:p>
      <text:p text:style-name="P1">+-------------------+</text:p>
      <text:p text:style-name="P1">1 row in set (0.00 sec)</text:p>
      <text:p text:style-name="P1"/>
      <text:p text:style-name="P1">mysql&gt; select format(avg(marks),2) from student;</text:p>
      <text:p text:style-name="P1">+----------------------+</text:p>
      <text:p text:style-name="P1">| format(avg(marks),2) |</text:p>
      <text:p text:style-name="P1">+----------------------+</text:p>
      <text:p text:style-name="P1">| 67.19 <text:s text:c="15"/>|</text:p>
      <text:p text:style-name="P1">+----------------------+</text:p>
      <text:p text:style-name="P1">1 row in set (0.00 sec)</text:p>
      <text:p text:style-name="P1"/>
      <text:p text:style-name="P1">mysql&gt; select format(avg(marks),2) as avg from student;</text:p>
      <text:p text:style-name="P1">+-------+</text:p>
      <text:p text:style-name="P1">| avg <text:s text:c="2"/>|</text:p>
      <text:p text:style-name="P1">+-------+</text:p>
      <text:p text:style-name="P1">| 67.19 |</text:p>
      <text:p text:style-name="P1">+-------+</text:p>
      <text:p text:style-name="P1">1 row in set (0.00 sec)</text:p>
      <text:p text:style-name="P1"/>
      <text:p text:style-name="P1">mysql&gt; select format(name, 10) from student;</text:p>
      <text:p text:style-name="P1">+------------------+</text:p>
      <text:p text:style-name="P1">| format(name, 10) |</text:p>
      <text:p text:style-name="P1">+------------------+</text:p>
      <text:p text:style-name="P1">| 0.0000000000 <text:s text:c="4"/>|</text:p>
      <text:p text:style-name="P1">| 0.0000000000 <text:s text:c="4"/>|</text:p>
      <text:p text:style-name="P1">| 0.0000000000 <text:s text:c="4"/>|</text:p>
      <text:p text:style-name="P1">| 0.0000000000 <text:s text:c="4"/>|</text:p>
      <text:p text:style-name="P1">| NULL <text:s text:c="12"/>|</text:p>
      <text:p text:style-name="P1">| 0.0000000000 <text:s text:c="4"/>|</text:p>
      <text:p text:style-name="P1">| 0.0000000000 <text:s text:c="4"/>|</text:p>
      <text:p text:style-name="P1">+------------------+</text:p>
      <text:p text:style-name="P1">7 rows in set, 6 warnings (0.00 sec)</text:p>
      <text:p text:style-name="P1"/>
      <text:p text:style-name="P1">mysql&gt; select name from student;</text:p>
      <text:p text:style-name="P1">+--------+</text:p>
      <text:p text:style-name="P1">| name <text:s text:c="2"/>|</text:p>
      <text:p text:style-name="P1">+--------+</text:p>
      <text:p text:style-name="P1">| Vijaya |</text:p>
      <text:p text:style-name="P1">| Ashok <text:s/>|</text:p>
      <text:p text:style-name="P1"><text:soft-page-break/>| Priya <text:s/>|</text:p>
      <text:p text:style-name="P1">| Rajesh |</text:p>
      <text:p text:style-name="P1">| NULL <text:s text:c="2"/>|</text:p>
      <text:p text:style-name="P1">| Raj <text:s text:c="3"/>|</text:p>
      <text:p text:style-name="P1">| Ravi <text:s text:c="2"/>|</text:p>
      <text:p text:style-name="P1">+--------+</text:p>
      <text:p text:style-name="P1">7 rows in set (0.00 sec)</text:p>
      <text:p text:style-name="P1"/>
      <text:p text:style-name="P1">mysql&gt; select insert(name,2,1,'X') from student;</text:p>
      <text:p text:style-name="P1">+----------------------+</text:p>
      <text:p text:style-name="P1">| insert(name,2,1,'X') |</text:p>
      <text:p text:style-name="P1">+----------------------+</text:p>
      <text:p text:style-name="P1">| VXjaya <text:s text:c="14"/>|</text:p>
      <text:p text:style-name="P1">| AXhok <text:s text:c="15"/>|</text:p>
      <text:p text:style-name="P1">| PXiya <text:s text:c="15"/>|</text:p>
      <text:p text:style-name="P1">| RXjesh <text:s text:c="14"/>|</text:p>
      <text:p text:style-name="P1">| NULL <text:s text:c="16"/>|</text:p>
      <text:p text:style-name="P1">| RXj <text:s text:c="17"/>|</text:p>
      <text:p text:style-name="P1">| RXvi <text:s text:c="16"/>|</text:p>
      <text:p text:style-name="P1">+----------------------+</text:p>
      <text:p text:style-name="P1">7 rows in set (0.00 sec)</text:p>
      <text:p text:style-name="P1"/>
      <text:p text:style-name="P1">mysql&gt; select insert(name,2,2,'X') from student;</text:p>
      <text:p text:style-name="P1">+----------------------+</text:p>
      <text:p text:style-name="P1">| insert(name,2,2,'X') |</text:p>
      <text:p text:style-name="P1">+----------------------+</text:p>
      <text:p text:style-name="P1">| VXaya <text:s text:c="15"/>|</text:p>
      <text:p text:style-name="P1">| AXok <text:s text:c="16"/>|</text:p>
      <text:p text:style-name="P1">| PXya <text:s text:c="16"/>|</text:p>
      <text:p text:style-name="P1">| RXesh <text:s text:c="15"/>|</text:p>
      <text:p text:style-name="P1">| NULL <text:s text:c="16"/>|</text:p>
      <text:p text:style-name="P1">| RX <text:s text:c="18"/>|</text:p>
      <text:p text:style-name="P1">| RXi <text:s text:c="17"/>|</text:p>
      <text:p text:style-name="P1">+----------------------+</text:p>
      <text:p text:style-name="P1">7 rows in set (0.00 sec)</text:p>
      <text:p text:style-name="P1"/>
      <text:p text:style-name="P1">mysql&gt; select insert(name,2,0,'X') from student;</text:p>
      <text:p text:style-name="P1">+----------------------+</text:p>
      <text:p text:style-name="P1">| insert(name,2,0,'X') |</text:p>
      <text:p text:style-name="P1">+----------------------+</text:p>
      <text:p text:style-name="P1">| VXijaya <text:s text:c="13"/>|</text:p>
      <text:p text:style-name="P1">| AXshok <text:s text:c="14"/>|</text:p>
      <text:p text:style-name="P1">| PXriya <text:s text:c="14"/>|</text:p>
      <text:p text:style-name="P1">| RXajesh <text:s text:c="13"/>|</text:p>
      <text:p text:style-name="P1">| NULL <text:s text:c="16"/>|</text:p>
      <text:p text:style-name="P1">| RXaj <text:s text:c="16"/>|</text:p>
      <text:p text:style-name="P1">| RXavi <text:s text:c="15"/>|</text:p>
      <text:p text:style-name="P1">+----------------------+</text:p>
      <text:p text:style-name="P1">7 rows in set (0.00 sec)</text:p>
      <text:p text:style-name="P1"/>
      <text:p text:style-name="P1">mysql&gt; select instr(name,'aj') from student;</text:p>
      <text:p text:style-name="P1">+------------------+</text:p>
      <text:p text:style-name="P1">| instr(name,'aj') |</text:p>
      <text:p text:style-name="P1"><text:soft-page-break/>+------------------+</text:p>
      <text:p text:style-name="P1">| <text:s text:c="15"/>0 |</text:p>
      <text:p text:style-name="P1">| <text:s text:c="15"/>0 |</text:p>
      <text:p text:style-name="P1">| <text:s text:c="15"/>0 |</text:p>
      <text:p text:style-name="P1">| <text:s text:c="15"/>2 |</text:p>
      <text:p text:style-name="P1">| <text:s text:c="12"/>NULL |</text:p>
      <text:p text:style-name="P1">| <text:s text:c="15"/>2 |</text:p>
      <text:p text:style-name="P1">| <text:s text:c="15"/>0 |</text:p>
      <text:p text:style-name="P1">+------------------+</text:p>
      <text:p text:style-name="P1">7 rows in set (0.00 sec)</text:p>
      <text:p text:style-name="P1"/>
      <text:p text:style-name="P1">mysql&gt; select lower(name) from student;</text:p>
      <text:p text:style-name="P1">+-------------+</text:p>
      <text:p text:style-name="P1">| lower(name) |</text:p>
      <text:p text:style-name="P1">+-------------+</text:p>
      <text:p text:style-name="P1">| vijaya <text:s text:c="5"/>|</text:p>
      <text:p text:style-name="P1">| ashok <text:s text:c="6"/>|</text:p>
      <text:p text:style-name="P1">| priya <text:s text:c="6"/>|</text:p>
      <text:p text:style-name="P1">| rajesh <text:s text:c="5"/>|</text:p>
      <text:p text:style-name="P1">| NULL <text:s text:c="7"/>|</text:p>
      <text:p text:style-name="P1">| raj <text:s text:c="8"/>|</text:p>
      <text:p text:style-name="P1">| ravi <text:s text:c="7"/>|</text:p>
      <text:p text:style-name="P1">+-------------+</text:p>
      <text:p text:style-name="P1">7 rows in set (0.00 sec)</text:p>
      <text:p text:style-name="P1"/>
      <text:p text:style-name="P1">mysql&gt; select lcase(name) from student;</text:p>
      <text:p text:style-name="P1">+-------------+</text:p>
      <text:p text:style-name="P1">| lcase(name) |</text:p>
      <text:p text:style-name="P1">+-------------+</text:p>
      <text:p text:style-name="P1">| vijaya <text:s text:c="5"/>|</text:p>
      <text:p text:style-name="P1">| ashok <text:s text:c="6"/>|</text:p>
      <text:p text:style-name="P1">| priya <text:s text:c="6"/>|</text:p>
      <text:p text:style-name="P1">| rajesh <text:s text:c="5"/>|</text:p>
      <text:p text:style-name="P1">| NULL <text:s text:c="7"/>|</text:p>
      <text:p text:style-name="P1">| raj <text:s text:c="8"/>|</text:p>
      <text:p text:style-name="P1">| ravi <text:s text:c="7"/>|</text:p>
      <text:p text:style-name="P1">+-------------+</text:p>
      <text:p text:style-name="P1">7 rows in set (0.00 sec)</text:p>
      <text:p text:style-name="P1"/>
      <text:p text:style-name="P1">mysql&gt; select left(name,3) from student;</text:p>
      <text:p text:style-name="P1">+--------------+</text:p>
      <text:p text:style-name="P1">| left(name,3) |</text:p>
      <text:p text:style-name="P1">+--------------+</text:p>
      <text:p text:style-name="P1">| Vij <text:s text:c="9"/>|</text:p>
      <text:p text:style-name="P1">| Ash <text:s text:c="9"/>|</text:p>
      <text:p text:style-name="P1">| Pri <text:s text:c="9"/>|</text:p>
      <text:p text:style-name="P1">| Raj <text:s text:c="9"/>|</text:p>
      <text:p text:style-name="P1">| NULL <text:s text:c="8"/>|</text:p>
      <text:p text:style-name="P1">| Raj <text:s text:c="9"/>|</text:p>
      <text:p text:style-name="P1">| Rav <text:s text:c="9"/>|</text:p>
      <text:p text:style-name="P1">+--------------+</text:p>
      <text:p text:style-name="P1">7 rows in set (0.01 sec)</text:p>
      <text:p text:style-name="P1"/>
      <text:p text:style-name="P1"><text:soft-page-break/>mysql&gt; select left(name,3) as name from student;</text:p>
      <text:p text:style-name="P1">+------+</text:p>
      <text:p text:style-name="P1">| name |</text:p>
      <text:p text:style-name="P1">+------+</text:p>
      <text:p text:style-name="P1">| Vij <text:s/>|</text:p>
      <text:p text:style-name="P1">| Ash <text:s/>|</text:p>
      <text:p text:style-name="P1">| Pri <text:s/>|</text:p>
      <text:p text:style-name="P1">| Raj <text:s/>|</text:p>
      <text:p text:style-name="P1">| NULL |</text:p>
      <text:p text:style-name="P1">| Raj <text:s/>|</text:p>
      <text:p text:style-name="P1">| Rav <text:s/>|</text:p>
      <text:p text:style-name="P1">+------+</text:p>
      <text:p text:style-name="P1">7 rows in set (0.00 sec)</text:p>
      <text:p text:style-name="P1"/>
      <text:p text:style-name="P1">mysql&gt; select right(name,3) as name from student;</text:p>
      <text:p text:style-name="P1">+------+</text:p>
      <text:p text:style-name="P1">| name |</text:p>
      <text:p text:style-name="P1">+------+</text:p>
      <text:p text:style-name="P1">| aya <text:s/>|</text:p>
      <text:p text:style-name="P1">| hok <text:s/>|</text:p>
      <text:p text:style-name="P1">| iya <text:s/>|</text:p>
      <text:p text:style-name="P1">| esh <text:s/>|</text:p>
      <text:p text:style-name="P1">| NULL |</text:p>
      <text:p text:style-name="P1">| Raj <text:s/>|</text:p>
      <text:p text:style-name="P1">| avi <text:s/>|</text:p>
      <text:p text:style-name="P1">+------+</text:p>
      <text:p text:style-name="P1">7 rows in set (0.00 sec)</text:p>
      <text:p text:style-name="P1"/>
      <text:p text:style-name="P1">mysql&gt; select length(name) as name from student;</text:p>
      <text:p text:style-name="P1">+------+</text:p>
      <text:p text:style-name="P1">| name |</text:p>
      <text:p text:style-name="P1">+------+</text:p>
      <text:p text:style-name="P1">| <text:s text:c="3"/>6 |</text:p>
      <text:p text:style-name="P1">| <text:s text:c="3"/>5 |</text:p>
      <text:p text:style-name="P1">| <text:s text:c="3"/>5 |</text:p>
      <text:p text:style-name="P1">| <text:s text:c="3"/>6 |</text:p>
      <text:p text:style-name="P1">| NULL |</text:p>
      <text:p text:style-name="P1">| <text:s text:c="3"/>3 |</text:p>
      <text:p text:style-name="P1">| <text:s text:c="3"/>4 |</text:p>
      <text:p text:style-name="P1">+------+</text:p>
      <text:p text:style-name="P1">7 rows in set (0.00 sec)</text:p>
      <text:p text:style-name="P1"/>
      <text:p text:style-name="P1">mysql&gt; insert into student values (11,'तषार','TY',67.89,24);</text:p>
      <text:p text:style-name="P1">ERROR 1265 (01000): Data truncated for column 'marks' at row 1</text:p>
      <text:p text:style-name="P1">mysql&gt; insert into student values (11,'तषार',67.89,'TY',24);</text:p>
      <text:p text:style-name="P1">Query OK, 1 row affected (0.93 sec)</text:p>
      <text:p text:style-name="P1"/>
      <text:p text:style-name="P1">mysql&gt; select * from student;</text:p>
      <text:p text:style-name="P1">+------+-----------------+-------+-------+------+</text:p>
      <text:p text:style-name="P1">| roll | name <text:s text:c="11"/>| marks | class | age <text:s/>|</text:p>
      <text:p text:style-name="P1">+------+-----------------+-------+-------+------+</text:p>
      <text:p text:style-name="P1">| <text:s text:c="3"/>2 | Vijaya <text:s text:c="9"/>| 67.84 | TY <text:s text:c="3"/>| <text:s text:c="2"/>21 |</text:p>
      <text:p text:style-name="P1">| <text:s text:c="3"/>7 | Ashok <text:s text:c="10"/>| 62.95 | SY <text:s text:c="3"/>| <text:s text:c="2"/>20 |</text:p>
      <text:p text:style-name="P1"><text:soft-page-break/>| <text:s text:c="3"/>8 | Priya <text:s text:c="10"/>| 55.26 | SY <text:s text:c="3"/>| <text:s text:c="2"/>22 |</text:p>
      <text:p text:style-name="P1">| <text:s text:c="3"/>9 | Rajesh <text:s text:c="9"/>| 81.93 | SY <text:s text:c="3"/>| <text:s text:c="2"/>22 |</text:p>
      <text:p text:style-name="P1">| <text:s text:c="3"/>1 | NULL <text:s text:c="11"/>| 67.32 | TY <text:s text:c="3"/>| <text:s text:c="2"/>27 |</text:p>
      <text:p text:style-name="P1">| <text:s text:c="2"/>10 | Raj <text:s text:c="12"/>| 71.34 | NULL <text:s/>| NULL |</text:p>
      <text:p text:style-name="P1">| <text:s text:c="2"/>11 | Ravi <text:s text:c="11"/>| 63.69 | NULL <text:s/>| NULL |</text:p>
      <text:p text:style-name="P1">| <text:s text:c="2"/>11 | तुषार <text:s text:c="10"/>| 67.89 | TY <text:s text:c="3"/>| <text:s text:c="2"/>24 |</text:p>
      <text:p text:style-name="P1">+------+-----------------+-------+-------+------+</text:p>
      <text:p text:style-name="P1">8 rows in set (0.00 sec)</text:p>
      <text:p text:style-name="P1"/>
      <text:p text:style-name="P1">mysql&gt; select length(name) as name from student;</text:p>
      <text:p text:style-name="P1">+------+</text:p>
      <text:p text:style-name="P1">| name |</text:p>
      <text:p text:style-name="P1">+------+</text:p>
      <text:p text:style-name="P1">| <text:s text:c="3"/>6 |</text:p>
      <text:p text:style-name="P1">| <text:s text:c="3"/>5 |</text:p>
      <text:p text:style-name="P1">| <text:s text:c="3"/>5 |</text:p>
      <text:p text:style-name="P1">| <text:s text:c="3"/>6 |</text:p>
      <text:p text:style-name="P1">| NULL |</text:p>
      <text:p text:style-name="P1">| <text:s text:c="3"/>3 |</text:p>
      <text:p text:style-name="P1">| <text:s text:c="3"/>4 |</text:p>
      <text:p text:style-name="P1">| <text:s text:c="2"/>15 |</text:p>
      <text:p text:style-name="P1">+------+</text:p>
      <text:p text:style-name="P1">8 rows in set (0.01 sec)</text:p>
      <text:p text:style-name="P1"/>
      <text:p text:style-name="P1">mysql&gt; delete from student where name ='तषार';</text:p>
      <text:p text:style-name="P1">Query OK, 1 row affected (0.16 sec)</text:p>
      <text:p text:style-name="P1"/>
      <text:p text:style-name="P1">mysql&gt; </text:p>
      <text:p text:style-name="P1">mysql&gt; insert into student values(12,'तषार',73.45,'TY',24);</text:p>
      <text:p text:style-name="P1">Query OK, 1 row affected (0.20 sec)</text:p>
      <text:p text:style-name="P1"/>
      <text:p text:style-name="P1">mysql&gt; select * from student;</text:p>
      <text:p text:style-name="P1">+------+-----------------+-------+-------+------+</text:p>
      <text:p text:style-name="P1">| roll | name <text:s text:c="11"/>| marks | class | age <text:s/>|</text:p>
      <text:p text:style-name="P1">+------+-----------------+-------+-------+------+</text:p>
      <text:p text:style-name="P1">| <text:s text:c="3"/>2 | Vijaya <text:s text:c="9"/>| 67.84 | TY <text:s text:c="3"/>| <text:s text:c="2"/>21 |</text:p>
      <text:p text:style-name="P1">| <text:s text:c="3"/>7 | Ashok <text:s text:c="10"/>| 62.95 | SY <text:s text:c="3"/>| <text:s text:c="2"/>20 |</text:p>
      <text:p text:style-name="P1">| <text:s text:c="3"/>8 | Priya <text:s text:c="10"/>| 55.26 | SY <text:s text:c="3"/>| <text:s text:c="2"/>22 |</text:p>
      <text:p text:style-name="P1">| <text:s text:c="3"/>9 | Rajesh <text:s text:c="9"/>| 81.93 | SY <text:s text:c="3"/>| <text:s text:c="2"/>22 |</text:p>
      <text:p text:style-name="P1">| <text:s text:c="3"/>1 | NULL <text:s text:c="11"/>| 67.32 | TY <text:s text:c="3"/>| <text:s text:c="2"/>27 |</text:p>
      <text:p text:style-name="P1">| <text:s text:c="2"/>10 | Raj <text:s text:c="12"/>| 71.34 | NULL <text:s/>| NULL |</text:p>
      <text:p text:style-name="P1">| <text:s text:c="2"/>11 | Ravi <text:s text:c="11"/>| 63.69 | NULL <text:s/>| NULL |</text:p>
      <text:p text:style-name="P1">| <text:s text:c="2"/>12 | तुषार <text:s text:c="10"/>| 73.45 | TY <text:s text:c="3"/>| <text:s text:c="2"/>24 |</text:p>
      <text:p text:style-name="P1">+------+-----------------+-------+-------+------+</text:p>
      <text:p text:style-name="P1">8 rows in set (0.01 sec)</text:p>
      <text:p text:style-name="P1"/>
      <text:p text:style-name="P1">mysql&gt; select length(name) from student;</text:p>
      <text:p text:style-name="P1">+--------------+</text:p>
      <text:p text:style-name="P1">| length(name) |</text:p>
      <text:p text:style-name="P1">+--------------+</text:p>
      <text:p text:style-name="P1">| <text:s text:c="11"/>6 |</text:p>
      <text:p text:style-name="P1">| <text:s text:c="11"/>5 |</text:p>
      <text:p text:style-name="P1">| <text:s text:c="11"/>5 |</text:p>
      <text:p text:style-name="P1"><text:soft-page-break/>| <text:s text:c="11"/>6 |</text:p>
      <text:p text:style-name="P1">| <text:s text:c="8"/>NULL |</text:p>
      <text:p text:style-name="P1">| <text:s text:c="11"/>3 |</text:p>
      <text:p text:style-name="P1">| <text:s text:c="11"/>4 |</text:p>
      <text:p text:style-name="P1">| <text:s text:c="10"/>15 |</text:p>
      <text:p text:style-name="P1">+--------------+</text:p>
      <text:p text:style-name="P1">8 rows in set (0.01 sec)</text:p>
      <text:p text:style-name="P1"/>
      <text:p text:style-name="P1">mysql&gt; select character_length(name) from student;</text:p>
      <text:p text:style-name="P1">+------------------------+</text:p>
      <text:p text:style-name="P1">| character_length(name) |</text:p>
      <text:p text:style-name="P1">+------------------------+</text:p>
      <text:p text:style-name="P1">| <text:s text:c="21"/>6 |</text:p>
      <text:p text:style-name="P1">| <text:s text:c="21"/>5 |</text:p>
      <text:p text:style-name="P1">| <text:s text:c="21"/>5 |</text:p>
      <text:p text:style-name="P1">| <text:s text:c="21"/>6 |</text:p>
      <text:p text:style-name="P1">| <text:s text:c="18"/>NULL |</text:p>
      <text:p text:style-name="P1">| <text:s text:c="21"/>3 |</text:p>
      <text:p text:style-name="P1">| <text:s text:c="21"/>4 |</text:p>
      <text:p text:style-name="P1">| <text:s text:c="21"/>5 |</text:p>
      <text:p text:style-name="P1">+------------------------+</text:p>
      <text:p text:style-name="P1">8 rows in set (0.00 sec)</text:p>
      <text:p text:style-name="P1"/>
      <text:p text:style-name="P1">mysql&gt; select length(name) as length, character_length(name) as char_len from student;</text:p>
      <text:p text:style-name="P1">+--------+----------+</text:p>
      <text:p text:style-name="P1">| length | char_len |</text:p>
      <text:p text:style-name="P1">+--------+----------+</text:p>
      <text:p text:style-name="P1">| <text:s text:c="5"/>6 | <text:s text:c="7"/>6 |</text:p>
      <text:p text:style-name="P1">| <text:s text:c="5"/>5 | <text:s text:c="7"/>5 |</text:p>
      <text:p text:style-name="P1">| <text:s text:c="5"/>5 | <text:s text:c="7"/>5 |</text:p>
      <text:p text:style-name="P1">| <text:s text:c="5"/>6 | <text:s text:c="7"/>6 |</text:p>
      <text:p text:style-name="P1">| <text:s text:c="2"/>NULL | <text:s text:c="4"/>NULL |</text:p>
      <text:p text:style-name="P1">| <text:s text:c="5"/>3 | <text:s text:c="7"/>3 |</text:p>
      <text:p text:style-name="P1">| <text:s text:c="5"/>4 | <text:s text:c="7"/>4 |</text:p>
      <text:p text:style-name="P1">| <text:s text:c="4"/>15 | <text:s text:c="7"/>5 |</text:p>
      <text:p text:style-name="P1">+--------+----------+</text:p>
      <text:p text:style-name="P1">8 rows in set (0.00 sec)</text:p>
      <text:p text:style-name="P1"/>
      <text:p text:style-name="P1">mysql&gt; </text:p>
      <text:p text:style-name="P1">mysql&gt; select lpad(name,10,'*') from student;</text:p>
      <text:p text:style-name="P1">+----------------------+</text:p>
      <text:p text:style-name="P1">| lpad(name,10,'*') <text:s text:c="3"/>|</text:p>
      <text:p text:style-name="P1">+----------------------+</text:p>
      <text:p text:style-name="P1">| ****Vijaya <text:s text:c="10"/>|</text:p>
      <text:p text:style-name="P1">| *****Ashok <text:s text:c="10"/>|</text:p>
      <text:p text:style-name="P1">| *****Priya <text:s text:c="10"/>|</text:p>
      <text:p text:style-name="P1">| ****Rajesh <text:s text:c="10"/>|</text:p>
      <text:p text:style-name="P1">| NULL <text:s text:c="16"/>|</text:p>
      <text:p text:style-name="P1">| *******Raj <text:s text:c="10"/>|</text:p>
      <text:p text:style-name="P1">| ******Ravi <text:s text:c="10"/>|</text:p>
      <text:p text:style-name="P1">| *****तुषार <text:s text:c="10"/>|</text:p>
      <text:p text:style-name="P1">+----------------------+</text:p>
      <text:p text:style-name="P1"><text:soft-page-break/>8 rows in set (0.00 sec)</text:p>
      <text:p text:style-name="P1"/>
      <text:p text:style-name="P1">mysql&gt; select rpad(name,10,'*') from student;</text:p>
      <text:p text:style-name="P1">+----------------------+</text:p>
      <text:p text:style-name="P1">| rpad(name,10,'*') <text:s text:c="3"/>|</text:p>
      <text:p text:style-name="P1">+----------------------+</text:p>
      <text:p text:style-name="P1">| Vijaya**** <text:s text:c="10"/>|</text:p>
      <text:p text:style-name="P1">| Ashok***** <text:s text:c="10"/>|</text:p>
      <text:p text:style-name="P1">| Priya***** <text:s text:c="10"/>|</text:p>
      <text:p text:style-name="P1">| Rajesh**** <text:s text:c="10"/>|</text:p>
      <text:p text:style-name="P1">| NULL <text:s text:c="16"/>|</text:p>
      <text:p text:style-name="P1">| Raj******* <text:s text:c="10"/>|</text:p>
      <text:p text:style-name="P1">| Ravi****** <text:s text:c="10"/>|</text:p>
      <text:p text:style-name="P1">| तुषार***** <text:s text:c="10"/>|</text:p>
      <text:p text:style-name="P1">+----------------------+</text:p>
      <text:p text:style-name="P1">8 rows in set (0.00 sec)</text:p>
      <text:p text:style-name="P1"/>
      <text:p text:style-name="P1">mysql&gt; </text:p>
      <text:p text:style-name="P1">mysql&gt; insert into student values(13,'Amit ',67.45,'SY',21);</text:p>
      <text:p text:style-name="P1">Query OK, 1 row affected (0.16 sec)</text:p>
      <text:p text:style-name="P1"/>
      <text:p text:style-name="P1">mysql&gt; select * from student;</text:p>
      <text:p text:style-name="P1">+------+-----------------+-------+-------+------+</text:p>
      <text:p text:style-name="P1">| roll | name <text:s text:c="11"/>| marks | class | age <text:s/>|</text:p>
      <text:p text:style-name="P1">+------+-----------------+-------+-------+------+</text:p>
      <text:p text:style-name="P1">| <text:s text:c="3"/>2 | Vijaya <text:s text:c="9"/>| 67.84 | TY <text:s text:c="3"/>| <text:s text:c="2"/>21 |</text:p>
      <text:p text:style-name="P1">| <text:s text:c="3"/>7 | Ashok <text:s text:c="10"/>| 62.95 | SY <text:s text:c="3"/>| <text:s text:c="2"/>20 |</text:p>
      <text:p text:style-name="P1">| <text:s text:c="3"/>8 | Priya <text:s text:c="10"/>| 55.26 | SY <text:s text:c="3"/>| <text:s text:c="2"/>22 |</text:p>
      <text:p text:style-name="P1">| <text:s text:c="3"/>9 | Rajesh <text:s text:c="9"/>| 81.93 | SY <text:s text:c="3"/>| <text:s text:c="2"/>22 |</text:p>
      <text:p text:style-name="P1">| <text:s text:c="3"/>1 | NULL <text:s text:c="11"/>| 67.32 | TY <text:s text:c="3"/>| <text:s text:c="2"/>27 |</text:p>
      <text:p text:style-name="P1">| <text:s text:c="2"/>10 | Raj <text:s text:c="12"/>| 71.34 | NULL <text:s/>| NULL |</text:p>
      <text:p text:style-name="P1">| <text:s text:c="2"/>11 | Ravi <text:s text:c="11"/>| 63.69 | NULL <text:s/>| NULL |</text:p>
      <text:p text:style-name="P1">| <text:s text:c="2"/>12 | तुषार <text:s text:c="10"/>| 73.45 | TY <text:s text:c="3"/>| <text:s text:c="2"/>24 |</text:p>
      <text:p text:style-name="P1">| <text:s text:c="2"/>13 | Amit <text:s text:c="11"/>| 67.45 | SY <text:s text:c="3"/>| <text:s text:c="2"/>21 |</text:p>
      <text:p text:style-name="P1">+------+-----------------+-------+-------+------+</text:p>
      <text:p text:style-name="P1">9 rows in set (0.00 sec)</text:p>
      <text:p text:style-name="P1"/>
      <text:p text:style-name="P1">mysql&gt; delete from student where name = 'Amit';</text:p>
      <text:p text:style-name="P1">Query OK, 0 rows affected (0.00 sec)</text:p>
      <text:p text:style-name="P1"/>
      <text:p text:style-name="P1">mysql&gt; select * from student;</text:p>
      <text:p text:style-name="P1">+------+-----------------+-------+-------+------+</text:p>
      <text:p text:style-name="P1">| roll | name <text:s text:c="11"/>| marks | class | age <text:s/>|</text:p>
      <text:p text:style-name="P1">+------+-----------------+-------+-------+------+</text:p>
      <text:p text:style-name="P1">| <text:s text:c="3"/>2 | Vijaya <text:s text:c="9"/>| 67.84 | TY <text:s text:c="3"/>| <text:s text:c="2"/>21 |</text:p>
      <text:p text:style-name="P1">| <text:s text:c="3"/>7 | Ashok <text:s text:c="10"/>| 62.95 | SY <text:s text:c="3"/>| <text:s text:c="2"/>20 |</text:p>
      <text:p text:style-name="P1">| <text:s text:c="3"/>8 | Priya <text:s text:c="10"/>| 55.26 | SY <text:s text:c="3"/>| <text:s text:c="2"/>22 |</text:p>
      <text:p text:style-name="P1">| <text:s text:c="3"/>9 | Rajesh <text:s text:c="9"/>| 81.93 | SY <text:s text:c="3"/>| <text:s text:c="2"/>22 |</text:p>
      <text:p text:style-name="P1">| <text:s text:c="3"/>1 | NULL <text:s text:c="11"/>| 67.32 | TY <text:s text:c="3"/>| <text:s text:c="2"/>27 |</text:p>
      <text:p text:style-name="P1">| <text:s text:c="2"/>10 | Raj <text:s text:c="12"/>| 71.34 | NULL <text:s/>| NULL |</text:p>
      <text:p text:style-name="P1">| <text:s text:c="2"/>11 | Ravi <text:s text:c="11"/>| 63.69 | NULL <text:s/>| NULL |</text:p>
      <text:p text:style-name="P1">| <text:s text:c="2"/>12 | तुषार <text:s text:c="10"/>| 73.45 | TY <text:s text:c="3"/>| <text:s text:c="2"/>24 |</text:p>
      <text:p text:style-name="P1">| <text:s text:c="2"/>13 | Amit <text:s text:c="11"/>| 67.45 | SY <text:s text:c="3"/>| <text:s text:c="2"/>21 |</text:p>
      <text:p text:style-name="P1"><text:soft-page-break/>+------+-----------------+-------+-------+------+</text:p>
      <text:p text:style-name="P1">9 rows in set (0.01 sec)</text:p>
      <text:p text:style-name="P1"/>
      <text:p text:style-name="P1">mysql&gt; select rtrim(name) from student;</text:p>
      <text:p text:style-name="P1">+-----------------+</text:p>
      <text:p text:style-name="P1">| rtrim(name) <text:s text:c="4"/>|</text:p>
      <text:p text:style-name="P1">+-----------------+</text:p>
      <text:p text:style-name="P1">| Vijaya <text:s text:c="9"/>|</text:p>
      <text:p text:style-name="P1">| Ashok <text:s text:c="10"/>|</text:p>
      <text:p text:style-name="P1">| Priya <text:s text:c="10"/>|</text:p>
      <text:p text:style-name="P1">| Rajesh <text:s text:c="9"/>|</text:p>
      <text:p text:style-name="P1">| NULL <text:s text:c="11"/>|</text:p>
      <text:p text:style-name="P1">| Raj <text:s text:c="12"/>|</text:p>
      <text:p text:style-name="P1">| Ravi <text:s text:c="11"/>|</text:p>
      <text:p text:style-name="P1">| तुषार <text:s text:c="10"/>|</text:p>
      <text:p text:style-name="P1">| Amit <text:s text:c="11"/>|</text:p>
      <text:p text:style-name="P1">+-----------------+</text:p>
      <text:p text:style-name="P1">9 rows in set (0.00 sec)</text:p>
      <text:p text:style-name="P1"/>
      <text:p text:style-name="P1">mysql&gt; select ltrim(name) from student;</text:p>
      <text:p text:style-name="P1">+-----------------+</text:p>
      <text:p text:style-name="P1">| ltrim(name) <text:s text:c="4"/>|</text:p>
      <text:p text:style-name="P1">+-----------------+</text:p>
      <text:p text:style-name="P1">| Vijaya <text:s text:c="9"/>|</text:p>
      <text:p text:style-name="P1">| Ashok <text:s text:c="10"/>|</text:p>
      <text:p text:style-name="P1">| Priya <text:s text:c="10"/>|</text:p>
      <text:p text:style-name="P1">| Rajesh <text:s text:c="9"/>|</text:p>
      <text:p text:style-name="P1">| NULL <text:s text:c="11"/>|</text:p>
      <text:p text:style-name="P1">| Raj <text:s text:c="12"/>|</text:p>
      <text:p text:style-name="P1">| Ravi <text:s text:c="11"/>|</text:p>
      <text:p text:style-name="P1">| तुषार <text:s text:c="10"/>|</text:p>
      <text:p text:style-name="P1">| Amit <text:s text:c="11"/>|</text:p>
      <text:p text:style-name="P1">+-----------------+</text:p>
      <text:p text:style-name="P1">9 rows in set (0.00 sec)</text:p>
      <text:p text:style-name="P1"/>
      <text:p text:style-name="P1">mysql&gt; insert into student values(14,'Amol\n',67.45,'SY',21);</text:p>
      <text:p text:style-name="P1">Query OK, 1 row affected (0.11 sec)</text:p>
      <text:p text:style-name="P1"/>
      <text:p text:style-name="P1">mysql&gt; select * from student;</text:p>
      <text:p text:style-name="P1">+------+-----------------+-------+-------+------+</text:p>
      <text:p text:style-name="P1">| roll | name <text:s text:c="11"/>| marks | class | age <text:s/>|</text:p>
      <text:p text:style-name="P1">+------+-----------------+-------+-------+------+</text:p>
      <text:p text:style-name="P1">| <text:s text:c="3"/>2 | Vijaya <text:s text:c="9"/>| 67.84 | TY <text:s text:c="3"/>| <text:s text:c="2"/>21 |</text:p>
      <text:p text:style-name="P1">| <text:s text:c="3"/>7 | Ashok <text:s text:c="10"/>| 62.95 | SY <text:s text:c="3"/>| <text:s text:c="2"/>20 |</text:p>
      <text:p text:style-name="P1">| <text:s text:c="3"/>8 | Priya <text:s text:c="10"/>| 55.26 | SY <text:s text:c="3"/>| <text:s text:c="2"/>22 |</text:p>
      <text:p text:style-name="P1">| <text:s text:c="3"/>9 | Rajesh <text:s text:c="9"/>| 81.93 | SY <text:s text:c="3"/>| <text:s text:c="2"/>22 |</text:p>
      <text:p text:style-name="P1">| <text:s text:c="3"/>1 | NULL <text:s text:c="11"/>| 67.32 | TY <text:s text:c="3"/>| <text:s text:c="2"/>27 |</text:p>
      <text:p text:style-name="P1">| <text:s text:c="2"/>10 | Raj <text:s text:c="12"/>| 71.34 | NULL <text:s/>| NULL |</text:p>
      <text:p text:style-name="P1">| <text:s text:c="2"/>11 | Ravi <text:s text:c="11"/>| 63.69 | NULL <text:s/>| NULL |</text:p>
      <text:p text:style-name="P1">| <text:s text:c="2"/>12 | तुषार <text:s text:c="10"/>| 73.45 | TY <text:s text:c="3"/>| <text:s text:c="2"/>24 |</text:p>
      <text:p text:style-name="P1">| <text:s text:c="2"/>13 | Amit <text:s text:c="11"/>| 67.45 | SY <text:s text:c="3"/>| <text:s text:c="2"/>21 |</text:p>
      <text:p text:style-name="P1">| <text:s text:c="2"/>14 | Amol</text:p>
      <text:p text:style-name="P1"><text:s text:c="11"/>| 67.45 | SY <text:s text:c="3"/>| <text:s text:c="2"/>21 |</text:p>
      <text:p text:style-name="P1"><text:soft-page-break/>+------+-----------------+-------+-------+------+</text:p>
      <text:p text:style-name="P1">10 rows in set (0.00 sec)</text:p>
      <text:p text:style-name="P1"/>
      <text:p text:style-name="P1">mysql&gt; select name from student;</text:p>
      <text:p text:style-name="P1">+-----------------+</text:p>
      <text:p text:style-name="P1">| name <text:s text:c="11"/>|</text:p>
      <text:p text:style-name="P1">+-----------------+</text:p>
      <text:p text:style-name="P1">| Vijaya <text:s text:c="9"/>|</text:p>
      <text:p text:style-name="P1">| Ashok <text:s text:c="10"/>|</text:p>
      <text:p text:style-name="P1">| Priya <text:s text:c="10"/>|</text:p>
      <text:p text:style-name="P1">| Rajesh <text:s text:c="9"/>|</text:p>
      <text:p text:style-name="P1">| NULL <text:s text:c="11"/>|</text:p>
      <text:p text:style-name="P1">| Raj <text:s text:c="12"/>|</text:p>
      <text:p text:style-name="P1">| Ravi <text:s text:c="11"/>|</text:p>
      <text:p text:style-name="P1">| तुषार <text:s text:c="10"/>|</text:p>
      <text:p text:style-name="P1">| Amit <text:s text:c="11"/>|</text:p>
      <text:p text:style-name="P1">| Amol</text:p>
      <text:p text:style-name="P1"><text:s text:c="11"/>|</text:p>
      <text:p text:style-name="P1">+-----------------+</text:p>
      <text:p text:style-name="P1">10 rows in set (0.00 sec)</text:p>
      <text:p text:style-name="P1"/>
      <text:p text:style-name="P1">mysql&gt; select rtrim(name) from student;</text:p>
      <text:p text:style-name="P1">+-----------------+</text:p>
      <text:p text:style-name="P1">| rtrim(name) <text:s text:c="4"/>|</text:p>
      <text:p text:style-name="P1">+-----------------+</text:p>
      <text:p text:style-name="P1">| Vijaya <text:s text:c="9"/>|</text:p>
      <text:p text:style-name="P1">| Ashok <text:s text:c="10"/>|</text:p>
      <text:p text:style-name="P1">| Priya <text:s text:c="10"/>|</text:p>
      <text:p text:style-name="P1">| Rajesh <text:s text:c="9"/>|</text:p>
      <text:p text:style-name="P1">| NULL <text:s text:c="11"/>|</text:p>
      <text:p text:style-name="P1">| Raj <text:s text:c="12"/>|</text:p>
      <text:p text:style-name="P1">| Ravi <text:s text:c="11"/>|</text:p>
      <text:p text:style-name="P1">| तुषार <text:s text:c="10"/>|</text:p>
      <text:p text:style-name="P1">| Amit <text:s text:c="11"/>|</text:p>
      <text:p text:style-name="P1">| Amol</text:p>
      <text:p text:style-name="P1"><text:s text:c="11"/>|</text:p>
      <text:p text:style-name="P1">+-----------------+</text:p>
      <text:p text:style-name="P1">10 rows in set (0.00 sec)</text:p>
      <text:p text:style-name="P1"/>
      <text:p text:style-name="P1">mysql&gt; </text:p>
      <text:p text:style-name="P1">mysql&gt; select mid(name,2,2) as subs from student;</text:p>
      <text:p text:style-name="P1">+--------+</text:p>
      <text:p text:style-name="P1">| subs <text:s text:c="2"/>|</text:p>
      <text:p text:style-name="P1">+--------+</text:p>
      <text:p text:style-name="P1">| ij <text:s text:c="4"/>|</text:p>
      <text:p text:style-name="P1">| sh <text:s text:c="4"/>|</text:p>
      <text:p text:style-name="P1">| ri <text:s text:c="4"/>|</text:p>
      <text:p text:style-name="P1">| aj <text:s text:c="4"/>|</text:p>
      <text:p text:style-name="P1">| NULL <text:s text:c="2"/>|</text:p>
      <text:p text:style-name="P1">| aj <text:s text:c="4"/>|</text:p>
      <text:p text:style-name="P1">| av <text:s text:c="4"/>|</text:p>
      <text:p text:style-name="P1">| ुष <text:s text:c="4"/>|</text:p>
      <text:p text:style-name="P1">| mi <text:s text:c="4"/>|</text:p>
      <text:p text:style-name="P1"><text:soft-page-break/>| mo <text:s text:c="4"/>|</text:p>
      <text:p text:style-name="P1">+--------+</text:p>
      <text:p text:style-name="P1">10 rows in set (0.01 sec)</text:p>
      <text:p text:style-name="P1"/>
      <text:p text:style-name="P1">mysql&gt; select ucase(mid(name,2,2)) as subs from student;</text:p>
      <text:p text:style-name="P1">+--------+</text:p>
      <text:p text:style-name="P1">| subs <text:s text:c="2"/>|</text:p>
      <text:p text:style-name="P1">+--------+</text:p>
      <text:p text:style-name="P1">| IJ <text:s text:c="4"/>|</text:p>
      <text:p text:style-name="P1">| SH <text:s text:c="4"/>|</text:p>
      <text:p text:style-name="P1">| RI <text:s text:c="4"/>|</text:p>
      <text:p text:style-name="P1">| AJ <text:s text:c="4"/>|</text:p>
      <text:p text:style-name="P1">| NULL <text:s text:c="2"/>|</text:p>
      <text:p text:style-name="P1">| AJ <text:s text:c="4"/>|</text:p>
      <text:p text:style-name="P1">| AV <text:s text:c="4"/>|</text:p>
      <text:p text:style-name="P1">| ुष <text:s text:c="4"/>|</text:p>
      <text:p text:style-name="P1">| MI <text:s text:c="4"/>|</text:p>
      <text:p text:style-name="P1">| MO <text:s text:c="4"/>|</text:p>
      <text:p text:style-name="P1">+--------+</text:p>
      <text:p text:style-name="P1">10 rows in set (0.00 sec)</text:p>
      <text:p text:style-name="P1"/>
      <text:p text:style-name="P1">mysql&gt; select concat(ucase(mid(name,2,2)),'es') as subs from stude</text:p>
      <text:p text:style-name="P1">nt;</text:p>
      <text:p text:style-name="P1">+----------+</text:p>
      <text:p text:style-name="P1">| subs <text:s text:c="4"/>|</text:p>
      <text:p text:style-name="P1">+----------+</text:p>
      <text:p text:style-name="P1">| IJes <text:s text:c="4"/>|</text:p>
      <text:p text:style-name="P1">| SHes <text:s text:c="4"/>|</text:p>
      <text:p text:style-name="P1">| RIes <text:s text:c="4"/>|</text:p>
      <text:p text:style-name="P1">| AJes <text:s text:c="4"/>|</text:p>
      <text:p text:style-name="P1">| NULL <text:s text:c="4"/>|</text:p>
      <text:p text:style-name="P1">| AJes <text:s text:c="4"/>|</text:p>
      <text:p text:style-name="P1">| AVes <text:s text:c="4"/>|</text:p>
      <text:p text:style-name="P1">| ुषes <text:s text:c="4"/>|</text:p>
      <text:p text:style-name="P1">| MIes <text:s text:c="4"/>|</text:p>
      <text:p text:style-name="P1">| MOes <text:s text:c="4"/>|</text:p>
      <text:p text:style-name="P1">+----------+</text:p>
      <text:p text:style-name="P1">10 rows in set (0.00 sec)</text:p>
      <text:p text:style-name="P1"/>
      <text:p text:style-name="P1">mysql&gt; </text:p>
      <text:p text:style-name="P1">mysql&gt; select repeat(name,3) as name from student;</text:p>
      <text:p text:style-name="P1">+-----------------------------------------------+</text:p>
      <text:p text:style-name="P1">| name <text:s text:c="41"/>|</text:p>
      <text:p text:style-name="P1">+-----------------------------------------------+</text:p>
      <text:p text:style-name="P1">| VijayaVijayaVijaya <text:s text:c="27"/>|</text:p>
      <text:p text:style-name="P1">| AshokAshokAshok <text:s text:c="30"/>|</text:p>
      <text:p text:style-name="P1">| PriyaPriyaPriya <text:s text:c="30"/>|</text:p>
      <text:p text:style-name="P1">| RajeshRajeshRajesh <text:s text:c="27"/>|</text:p>
      <text:p text:style-name="P1">| NULL <text:s text:c="41"/>|</text:p>
      <text:p text:style-name="P1">| RajRajRaj <text:s text:c="36"/>|</text:p>
      <text:p text:style-name="P1">| RaviRaviRavi <text:s text:c="33"/>|</text:p>
      <text:p text:style-name="P1">| तुषारतुषारतुषार <text:s text:c="30"/>|</text:p>
      <text:p text:style-name="P1">| Amit Amit Amit <text:s text:c="31"/>|</text:p>
      <text:p text:style-name="P1"><text:soft-page-break/>| Amol</text:p>
      <text:p text:style-name="P1">Amol</text:p>
      <text:p text:style-name="P1">Amol</text:p>
      <text:p text:style-name="P1"><text:s text:c="31"/>|</text:p>
      <text:p text:style-name="P1">+-----------------------------------------------+</text:p>
      <text:p text:style-name="P1">10 rows in set (0.00 sec)</text:p>
      <text:p text:style-name="P1"/>
      <text:p text:style-name="P1">mysql&gt; </text:p>
      <text:p text:style-name="P1">mysql&gt; select * from student;</text:p>
      <text:p text:style-name="P1">+------+-----------------+-------+-------+------+</text:p>
      <text:p text:style-name="P1">| roll | name <text:s text:c="11"/>| marks | class | age <text:s/>|</text:p>
      <text:p text:style-name="P1">+------+-----------------+-------+-------+------+</text:p>
      <text:p text:style-name="P1">| <text:s text:c="3"/>2 | Vijaya <text:s text:c="9"/>| 67.84 | TY <text:s text:c="3"/>| <text:s text:c="2"/>21 |</text:p>
      <text:p text:style-name="P1">| <text:s text:c="3"/>7 | Ashok <text:s text:c="10"/>| 62.95 | SY <text:s text:c="3"/>| <text:s text:c="2"/>20 |</text:p>
      <text:p text:style-name="P1">| <text:s text:c="3"/>8 | Priya <text:s text:c="10"/>| 55.26 | SY <text:s text:c="3"/>| <text:s text:c="2"/>22 |</text:p>
      <text:p text:style-name="P1">| <text:s text:c="3"/>9 | Rajesh <text:s text:c="9"/>| 81.93 | SY <text:s text:c="3"/>| <text:s text:c="2"/>22 |</text:p>
      <text:p text:style-name="P1">| <text:s text:c="3"/>1 | NULL <text:s text:c="11"/>| 67.32 | TY <text:s text:c="3"/>| <text:s text:c="2"/>27 |</text:p>
      <text:p text:style-name="P1">| <text:s text:c="2"/>10 | Raj <text:s text:c="12"/>| 71.34 | NULL <text:s/>| NULL |</text:p>
      <text:p text:style-name="P1">| <text:s text:c="2"/>11 | Ravi <text:s text:c="11"/>| 63.69 | NULL <text:s/>| NULL |</text:p>
      <text:p text:style-name="P1">| <text:s text:c="2"/>12 | तुषार <text:s text:c="10"/>| 73.45 | TY <text:s text:c="3"/>| <text:s text:c="2"/>24 |</text:p>
      <text:p text:style-name="P1">| <text:s text:c="2"/>13 | Amit <text:s text:c="11"/>| 67.45 | SY <text:s text:c="3"/>| <text:s text:c="2"/>21 |</text:p>
      <text:p text:style-name="P1">| <text:s text:c="2"/>14 | Amol</text:p>
      <text:p text:style-name="P1"><text:s text:c="11"/>| 67.45 | SY <text:s text:c="3"/>| <text:s text:c="2"/>21 |</text:p>
      <text:p text:style-name="P1">+------+-----------------+-------+-------+------+</text:p>
      <text:p text:style-name="P1">10 rows in set (0.00 sec)</text:p>
      <text:p text:style-name="P1"/>
      <text:p text:style-name="P1">mysql&gt; delete from student where roll &gt; 11;</text:p>
      <text:p text:style-name="P1">Query OK, 3 rows affected (0.17 sec)</text:p>
      <text:p text:style-name="P1"/>
      <text:p text:style-name="P1">mysql&gt; </text:p>
      <text:p text:style-name="P1">mysql&gt; select * from student;</text:p>
      <text:p text:style-name="P1">+------+--------+-------+-------+------+</text:p>
      <text:p text:style-name="P1">| roll | name <text:s text:c="2"/>| marks | class | age <text:s/>|</text:p>
      <text:p text:style-name="P1">+------+--------+-------+-------+------+</text:p>
      <text:p text:style-name="P1">| <text:s text:c="3"/>2 | Vijaya | 67.84 | TY <text:s text:c="3"/>| <text:s text:c="2"/>21 |</text:p>
      <text:p text:style-name="P1">| <text:s text:c="3"/>7 | Ashok <text:s/>| 62.95 | SY <text:s text:c="3"/>| <text:s text:c="2"/>20 |</text:p>
      <text:p text:style-name="P1">| <text:s text:c="3"/>8 | Priya <text:s/>| 55.26 | SY <text:s text:c="3"/>| <text:s text:c="2"/>22 |</text:p>
      <text:p text:style-name="P1">| <text:s text:c="3"/>9 | Rajesh | 81.93 | SY <text:s text:c="3"/>| <text:s text:c="2"/>22 |</text:p>
      <text:p text:style-name="P1">| <text:s text:c="3"/>1 | NULL <text:s text:c="2"/>| 67.32 | TY <text:s text:c="3"/>| <text:s text:c="2"/>27 |</text:p>
      <text:p text:style-name="P1">| <text:s text:c="2"/>10 | Raj <text:s text:c="3"/>| 71.34 | NULL <text:s/>| NULL |</text:p>
      <text:p text:style-name="P1">| <text:s text:c="2"/>11 | Ravi <text:s text:c="2"/>| 63.69 | NULL <text:s/>| NULL |</text:p>
      <text:p text:style-name="P1">+------+--------+-------+-------+------+</text:p>
      <text:p text:style-name="P1">7 rows in set (0.01 sec)</text:p>
      <text:p text:style-name="P1"/>
      <text:p text:style-name="P1">mysql&gt; select replace(name,'i','ee') as name from student;</text:p>
      <text:p text:style-name="P1">+---------+</text:p>
      <text:p text:style-name="P1">| name <text:s text:c="3"/>|</text:p>
      <text:p text:style-name="P1">+---------+</text:p>
      <text:p text:style-name="P1">| Veejaya |</text:p>
      <text:p text:style-name="P1">| Ashok <text:s text:c="2"/>|</text:p>
      <text:p text:style-name="P1">| Preeya <text:s/>|</text:p>
      <text:p text:style-name="P1">| Rajesh <text:s/>|</text:p>
      <text:p text:style-name="P1">| NULL <text:s text:c="3"/>|</text:p>
      <text:p text:style-name="P1"><text:soft-page-break/>| Raj <text:s text:c="4"/>|</text:p>
      <text:p text:style-name="P1">| Ravee <text:s text:c="2"/>|</text:p>
      <text:p text:style-name="P1">+---------+</text:p>
      <text:p text:style-name="P1">7 rows in set (0.00 sec)</text:p>
      <text:p text:style-name="P1"/>
      <text:p text:style-name="P1">mysql&gt; select reverse(replace(name,'i','ee'))\ as name from studen</text:p>
      <text:p text:style-name="P1">t;</text:p>
      <text:p text:style-name="P1">ERROR: </text:p>
      <text:p text:style-name="P1">Unknown command '\ '.</text:p>
      <text:p text:style-name="P1">ERROR 1064 (42000): You have an error in your SQL syntax; check the manual that corresponds to your MySQL server version for the right syntax to use near '\ as name from student' at line 1</text:p>
      <text:p text:style-name="P1">mysql&gt; select reverse(replace(name,'i','ee')) as name from student;</text:p>
      <text:p text:style-name="P1">+---------+</text:p>
      <text:p text:style-name="P1">| name <text:s text:c="3"/>|</text:p>
      <text:p text:style-name="P1">+---------+</text:p>
      <text:p text:style-name="P1">| ayajeeV |</text:p>
      <text:p text:style-name="P1">| kohsA <text:s text:c="2"/>|</text:p>
      <text:p text:style-name="P1">| ayeerP <text:s/>|</text:p>
      <text:p text:style-name="P1">| hsejaR <text:s/>|</text:p>
      <text:p text:style-name="P1">| NULL <text:s text:c="3"/>|</text:p>
      <text:p text:style-name="P1">| jaR <text:s text:c="4"/>|</text:p>
      <text:p text:style-name="P1">| eevaR <text:s text:c="2"/>|</text:p>
      <text:p text:style-name="P1">+---------+</text:p>
      <text:p text:style-name="P1">7 rows in set (0.00 sec)</text:p>
      <text:p text:style-name="P1"/>
      <text:p text:style-name="P1">mysql&gt; select reverse(marks) as name from student;</text:p>
      <text:p text:style-name="P1">+-------+</text:p>
      <text:p text:style-name="P1">| name <text:s/>|</text:p>
      <text:p text:style-name="P1">+-------+</text:p>
      <text:p text:style-name="P1">| 48.76 |</text:p>
      <text:p text:style-name="P1">| 59.26 |</text:p>
      <text:p text:style-name="P1">| 62.55 |</text:p>
      <text:p text:style-name="P1">| 39.18 |</text:p>
      <text:p text:style-name="P1">| 23.76 |</text:p>
      <text:p text:style-name="P1">| 43.17 |</text:p>
      <text:p text:style-name="P1">| 96.36 |</text:p>
      <text:p text:style-name="P1">+-------+</text:p>
      <text:p text:style-name="P1">7 rows in set (0.00 sec)</text:p>
      <text:p text:style-name="P1"/>
      <text:p text:style-name="P1">mysql&gt; select space(4) as sps;</text:p>
      <text:p text:style-name="P1">+------+</text:p>
      <text:p text:style-name="P1">| sps <text:s/>|</text:p>
      <text:p text:style-name="P1">+------+</text:p>
      <text:p text:style-name="P1">| <text:s text:c="5"/>|</text:p>
      <text:p text:style-name="P1">+------+</text:p>
      <text:p text:style-name="P1">1 row in set (0.00 sec)</text:p>
      <text:p text:style-name="P1"/>
      <text:p text:style-name="P1">mysql&gt; </text:p>
      <text:p text:style-name="P1">mysql&gt; select strcmp('Amol','Amit');</text:p>
      <text:p text:style-name="P1">+-----------------------+</text:p>
      <text:p text:style-name="P1">| strcmp('Amol','Amit') |</text:p>
      <text:p text:style-name="P1"><text:soft-page-break/>+-----------------------+</text:p>
      <text:p text:style-name="P1">| <text:s text:c="20"/>1 |</text:p>
      <text:p text:style-name="P1">+-----------------------+</text:p>
      <text:p text:style-name="P1">1 row in set (0.00 sec)</text:p>
      <text:p text:style-name="P1"/>
      <text:p text:style-name="P1">mysql&gt; select strcmp('Amit','Amita');</text:p>
      <text:p text:style-name="P1">+------------------------+</text:p>
      <text:p text:style-name="P1">| strcmp('Amit','Amita') |</text:p>
      <text:p text:style-name="P1">+------------------------+</text:p>
      <text:p text:style-name="P1">| <text:s text:c="20"/>-1 |</text:p>
      <text:p text:style-name="P1">+------------------------+</text:p>
      <text:p text:style-name="P1">1 row in set (0.00 sec)</text:p>
      <text:p text:style-name="P1"/>
      <text:p text:style-name="P1">mysql&gt; select substring_index(name,'a',2) from student;</text:p>
      <text:p text:style-name="P1">+-----------------------------+</text:p>
      <text:p text:style-name="P1">| substring_index(name,'a',2) |</text:p>
      <text:p text:style-name="P1">+-----------------------------+</text:p>
      <text:p text:style-name="P1">| Vijay <text:s text:c="22"/>|</text:p>
      <text:p text:style-name="P1">| Ashok <text:s text:c="22"/>|</text:p>
      <text:p text:style-name="P1">| Priya <text:s text:c="22"/>|</text:p>
      <text:p text:style-name="P1">| Rajesh <text:s text:c="21"/>|</text:p>
      <text:p text:style-name="P1">| NULL <text:s text:c="23"/>|</text:p>
      <text:p text:style-name="P1">| Raj <text:s text:c="24"/>|</text:p>
      <text:p text:style-name="P1">| Ravi <text:s text:c="23"/>|</text:p>
      <text:p text:style-name="P1">+-----------------------------+</text:p>
      <text:p text:style-name="P1">7 rows in set (0.00 sec)</text:p>
      <text:p text:style-name="P1"/>
      <text:p text:style-name="P1">mysql&gt; select substring_index('raja','a',2) from student;</text:p>
      <text:p text:style-name="P1">+-------------------------------+</text:p>
      <text:p text:style-name="P1">| substring_index('raja','a',2) |</text:p>
      <text:p text:style-name="P1">+-------------------------------+</text:p>
      <text:p text:style-name="P1">| raj <text:s text:c="26"/>|</text:p>
      <text:p text:style-name="P1">| raj <text:s text:c="26"/>|</text:p>
      <text:p text:style-name="P1">| raj <text:s text:c="26"/>|</text:p>
      <text:p text:style-name="P1">| raj <text:s text:c="26"/>|</text:p>
      <text:p text:style-name="P1">| raj <text:s text:c="26"/>|</text:p>
      <text:p text:style-name="P1">| raj <text:s text:c="26"/>|</text:p>
      <text:p text:style-name="P1">| raj <text:s text:c="26"/>|</text:p>
      <text:p text:style-name="P1">+-------------------------------+</text:p>
      <text:p text:style-name="P1">7 rows in set (0.00 sec)</text:p>
      <text:p text:style-name="P1"/>
      <text:p text:style-name="P1">mysql&gt; select substring_index('raja','a',2);</text:p>
      <text:p text:style-name="P1">+-------------------------------+</text:p>
      <text:p text:style-name="P1">| substring_index('raja','a',2) |</text:p>
      <text:p text:style-name="P1">+-------------------------------+</text:p>
      <text:p text:style-name="P1">| raj <text:s text:c="26"/>|</text:p>
      <text:p text:style-name="P1">+-------------------------------+</text:p>
      <text:p text:style-name="P1">1 row in set (0.00 sec)</text:p>
      <text:p text:style-name="P1"/>
      <text:p text:style-name="P1">mysql&gt; </text:p>
      <text:p text:style-name="P1">mysql&gt; select abs(-35) as val;</text:p>
      <text:p text:style-name="P1">+-----+</text:p>
      <text:p text:style-name="P1">| val |</text:p>
      <text:p text:style-name="P1"><text:soft-page-break/>+-----+</text:p>
      <text:p text:style-name="P1">| <text:s/>35 |</text:p>
      <text:p text:style-name="P1">+-----+</text:p>
      <text:p text:style-name="P1">1 row in set (0.00 sec)</text:p>
      <text:p text:style-name="P1"/>
      <text:p text:style-name="P1">mysql&gt; select abs(35) as val;</text:p>
      <text:p text:style-name="P1">+-----+</text:p>
      <text:p text:style-name="P1">| val |</text:p>
      <text:p text:style-name="P1">+-----+</text:p>
      <text:p text:style-name="P1">| <text:s/>35 |</text:p>
      <text:p text:style-name="P1">+-----+</text:p>
      <text:p text:style-name="P1">1 row in set (0.00 sec)</text:p>
      <text:p text:style-name="P1"/>
      <text:p text:style-name="P1">mysql&gt; select * from student;</text:p>
      <text:p text:style-name="P1">+------+--------+-------+-------+------+</text:p>
      <text:p text:style-name="P1">| roll | name <text:s text:c="2"/>| marks | class | age <text:s/>|</text:p>
      <text:p text:style-name="P1">+------+--------+-------+-------+------+</text:p>
      <text:p text:style-name="P1">| <text:s text:c="3"/>2 | Vijaya | 67.84 | TY <text:s text:c="3"/>| <text:s text:c="2"/>21 |</text:p>
      <text:p text:style-name="P1">| <text:s text:c="3"/>7 | Ashok <text:s/>| 62.95 | SY <text:s text:c="3"/>| <text:s text:c="2"/>20 |</text:p>
      <text:p text:style-name="P1">| <text:s text:c="3"/>8 | Priya <text:s/>| 55.26 | SY <text:s text:c="3"/>| <text:s text:c="2"/>22 |</text:p>
      <text:p text:style-name="P1">| <text:s text:c="3"/>9 | Rajesh | 81.93 | SY <text:s text:c="3"/>| <text:s text:c="2"/>22 |</text:p>
      <text:p text:style-name="P1">| <text:s text:c="3"/>1 | NULL <text:s text:c="2"/>| 67.32 | TY <text:s text:c="3"/>| <text:s text:c="2"/>27 |</text:p>
      <text:p text:style-name="P1">| <text:s text:c="2"/>10 | Raj <text:s text:c="3"/>| 71.34 | NULL <text:s/>| NULL |</text:p>
      <text:p text:style-name="P1">| <text:s text:c="2"/>11 | Ravi <text:s text:c="2"/>| 63.69 | NULL <text:s/>| NULL |</text:p>
      <text:p text:style-name="P1">+------+--------+-------+-------+------+</text:p>
      <text:p text:style-name="P1">7 rows in set (0.00 sec)</text:p>
      <text:p text:style-name="P1"/>
      <text:p text:style-name="P1">mysql&gt; select ceiling(marks) from student;</text:p>
      <text:p text:style-name="P1">+----------------+</text:p>
      <text:p text:style-name="P1">| ceiling(marks) |</text:p>
      <text:p text:style-name="P1">+----------------+</text:p>
      <text:p text:style-name="P1">| <text:s text:c="12"/>68 |</text:p>
      <text:p text:style-name="P1">| <text:s text:c="12"/>63 |</text:p>
      <text:p text:style-name="P1">| <text:s text:c="12"/>56 |</text:p>
      <text:p text:style-name="P1">| <text:s text:c="12"/>82 |</text:p>
      <text:p text:style-name="P1">| <text:s text:c="12"/>68 |</text:p>
      <text:p text:style-name="P1">| <text:s text:c="12"/>72 |</text:p>
      <text:p text:style-name="P1">| <text:s text:c="12"/>64 |</text:p>
      <text:p text:style-name="P1">+----------------+</text:p>
      <text:p text:style-name="P1">7 rows in set (0.00 sec)</text:p>
      <text:p text:style-name="P1"/>
      <text:p text:style-name="P1">mysql&gt; </text:p>
      <text:p text:style-name="P1">mysql&gt; select marks, ceiling(marks) from student;</text:p>
      <text:p text:style-name="P1">+-------+----------------+</text:p>
      <text:p text:style-name="P1">| marks | ceiling(marks) |</text:p>
      <text:p text:style-name="P1">+-------+----------------+</text:p>
      <text:p text:style-name="P1">| 67.84 | <text:s text:c="12"/>68 |</text:p>
      <text:p text:style-name="P1">| 62.95 | <text:s text:c="12"/>63 |</text:p>
      <text:p text:style-name="P1">| 55.26 | <text:s text:c="12"/>56 |</text:p>
      <text:p text:style-name="P1">| 81.93 | <text:s text:c="12"/>82 |</text:p>
      <text:p text:style-name="P1">| 67.32 | <text:s text:c="12"/>68 |</text:p>
      <text:p text:style-name="P1">| 71.34 | <text:s text:c="12"/>72 |</text:p>
      <text:p text:style-name="P1">| 63.69 | <text:s text:c="12"/>64 |</text:p>
      <text:p text:style-name="P1"><text:soft-page-break/>+-------+----------------+</text:p>
      <text:p text:style-name="P1">7 rows in set (0.00 sec)</text:p>
      <text:p text:style-name="P1"/>
      <text:p text:style-name="P1">mysql&gt; select marks, floor(marks) from student;</text:p>
      <text:p text:style-name="P1">+-------+--------------+</text:p>
      <text:p text:style-name="P1">| marks | floor(marks) |</text:p>
      <text:p text:style-name="P1">+-------+--------------+</text:p>
      <text:p text:style-name="P1">| 67.84 | <text:s text:c="10"/>67 |</text:p>
      <text:p text:style-name="P1">| 62.95 | <text:s text:c="10"/>62 |</text:p>
      <text:p text:style-name="P1">| 55.26 | <text:s text:c="10"/>55 |</text:p>
      <text:p text:style-name="P1">| 81.93 | <text:s text:c="10"/>81 |</text:p>
      <text:p text:style-name="P1">| 67.32 | <text:s text:c="10"/>67 |</text:p>
      <text:p text:style-name="P1">| 71.34 | <text:s text:c="10"/>71 |</text:p>
      <text:p text:style-name="P1">| 63.69 | <text:s text:c="10"/>63 |</text:p>
      <text:p text:style-name="P1">+-------+--------------+</text:p>
      <text:p text:style-name="P1">7 rows in set (0.00 sec)</text:p>
      <text:p text:style-name="P1"/>
      <text:p text:style-name="P1">mysql&gt; </text:p>
      <text:p text:style-name="P1">mysql&gt; select mod(34,16);</text:p>
      <text:p text:style-name="P1">+------------+</text:p>
      <text:p text:style-name="P1">| mod(34,16) |</text:p>
      <text:p text:style-name="P1">+------------+</text:p>
      <text:p text:style-name="P1">| <text:s text:c="9"/>2 |</text:p>
      <text:p text:style-name="P1">+------------+</text:p>
      <text:p text:style-name="P1">1 row in set (0.00 sec)</text:p>
      <text:p text:style-name="P1"/>
      <text:p text:style-name="P1">mysql&gt; select 34 mod 16;</text:p>
      <text:p text:style-name="P1">+-----------+</text:p>
      <text:p text:style-name="P1">| 34 mod 16 |</text:p>
      <text:p text:style-name="P1">+-----------+</text:p>
      <text:p text:style-name="P1">| <text:s text:c="8"/>2 |</text:p>
      <text:p text:style-name="P1">+-----------+</text:p>
      <text:p text:style-name="P1">1 row in set (0.00 sec)</text:p>
      <text:p text:style-name="P1"/>
      <text:p text:style-name="P1">mysql&gt; select 34 % 16;</text:p>
      <text:p text:style-name="P1">+---------+</text:p>
      <text:p text:style-name="P1">| 34 % 16 |</text:p>
      <text:p text:style-name="P1">+---------+</text:p>
      <text:p text:style-name="P1">| <text:s text:c="6"/>2 |</text:p>
      <text:p text:style-name="P1">+---------+</text:p>
      <text:p text:style-name="P1">1 row in set (0.00 sec)</text:p>
      <text:p text:style-name="P1"/>
      <text:p text:style-name="P1">mysql&gt; </text:p>
      <text:p text:style-name="P1">mysql&gt; select rand();</text:p>
      <text:p text:style-name="P1">+---------------------+</text:p>
      <text:p text:style-name="P1">| rand() <text:s text:c="13"/>|</text:p>
      <text:p text:style-name="P1">+---------------------+</text:p>
      <text:p text:style-name="P1">| 0.15732469703752985 |</text:p>
      <text:p text:style-name="P1">+---------------------+</text:p>
      <text:p text:style-name="P1">1 row in set (0.00 sec)</text:p>
      <text:p text:style-name="P1"/>
      <text:p text:style-name="P1">mysql&gt; select rand();</text:p>
      <text:p text:style-name="P1">+--------------------+</text:p>
      <text:p text:style-name="P1"><text:soft-page-break/>| rand() <text:s text:c="12"/>|</text:p>
      <text:p text:style-name="P1">+--------------------+</text:p>
      <text:p text:style-name="P1">| 0.6372393794704595 |</text:p>
      <text:p text:style-name="P1">+--------------------+</text:p>
      <text:p text:style-name="P1">1 row in set (0.00 sec)</text:p>
      <text:p text:style-name="P1"/>
      <text:p text:style-name="P1">mysql&gt; select rand();</text:p>
      <text:p text:style-name="P1">+--------------------+</text:p>
      <text:p text:style-name="P1">| rand() <text:s text:c="12"/>|</text:p>
      <text:p text:style-name="P1">+--------------------+</text:p>
      <text:p text:style-name="P1">| 0.7142228369733531 |</text:p>
      <text:p text:style-name="P1">+--------------------+</text:p>
      <text:p text:style-name="P1">1 row in set (0.00 sec)</text:p>
      <text:p text:style-name="P1"/>
      <text:p text:style-name="P1">mysql&gt; </text:p>
      <text:p text:style-name="P1">mysql&gt; select marks, round(marks) from student;</text:p>
      <text:p text:style-name="P1">+-------+--------------+</text:p>
      <text:p text:style-name="P1">| marks | round(marks) |</text:p>
      <text:p text:style-name="P1">+-------+--------------+</text:p>
      <text:p text:style-name="P1">| 67.84 | <text:s text:c="10"/>68 |</text:p>
      <text:p text:style-name="P1">| 62.95 | <text:s text:c="10"/>63 |</text:p>
      <text:p text:style-name="P1">| 55.26 | <text:s text:c="10"/>55 |</text:p>
      <text:p text:style-name="P1">| 81.93 | <text:s text:c="10"/>82 |</text:p>
      <text:p text:style-name="P1">| 67.32 | <text:s text:c="10"/>67 |</text:p>
      <text:p text:style-name="P1">| 71.34 | <text:s text:c="10"/>71 |</text:p>
      <text:p text:style-name="P1">| 63.69 | <text:s text:c="10"/>64 |</text:p>
      <text:p text:style-name="P1">+-------+--------------+</text:p>
      <text:p text:style-name="P1">7 rows in set (0.00 sec)</text:p>
      <text:p text:style-name="P1"/>
      <text:p text:style-name="P1">mysql&gt; select marks, round(marks,1) from student;</text:p>
      <text:p text:style-name="P1">+-------+----------------+</text:p>
      <text:p text:style-name="P1">| marks | round(marks,1) |</text:p>
      <text:p text:style-name="P1">+-------+----------------+</text:p>
      <text:p text:style-name="P1">| 67.84 | <text:s text:c="10"/>67.8 |</text:p>
      <text:p text:style-name="P1">| 62.95 | <text:s text:c="12"/>63 |</text:p>
      <text:p text:style-name="P1">| 55.26 | <text:s text:c="10"/>55.3 |</text:p>
      <text:p text:style-name="P1">| 81.93 | <text:s text:c="10"/>81.9 |</text:p>
      <text:p text:style-name="P1">| 67.32 | <text:s text:c="10"/>67.3 |</text:p>
      <text:p text:style-name="P1">| 71.34 | <text:s text:c="10"/>71.3 |</text:p>
      <text:p text:style-name="P1">| 63.69 | <text:s text:c="10"/>63.7 |</text:p>
      <text:p text:style-name="P1">+-------+----------------+</text:p>
      <text:p text:style-name="P1">7 rows in set (0.00 sec)</text:p>
      <text:p text:style-name="P1"/>
      <text:p text:style-name="P1">mysql&gt; select sign(age) from student;</text:p>
      <text:p text:style-name="P1">+-----------+</text:p>
      <text:p text:style-name="P1">| sign(age) |</text:p>
      <text:p text:style-name="P1">+-----------+</text:p>
      <text:p text:style-name="P1">| <text:s text:c="8"/>1 |</text:p>
      <text:p text:style-name="P1">| <text:s text:c="8"/>1 |</text:p>
      <text:p text:style-name="P1">| <text:s text:c="8"/>1 |</text:p>
      <text:p text:style-name="P1">| <text:s text:c="8"/>1 |</text:p>
      <text:p text:style-name="P1">| <text:s text:c="8"/>1 |</text:p>
      <text:p text:style-name="P1">| <text:s text:c="5"/>NULL |</text:p>
      <text:p text:style-name="P1"><text:soft-page-break/>| <text:s text:c="5"/>NULL |</text:p>
      <text:p text:style-name="P1">+-----------+</text:p>
      <text:p text:style-name="P1">7 rows in set (0.00 sec)</text:p>
      <text:p text:style-name="P1"/>
      <text:p text:style-name="P1">mysql&gt; select sqrt(age) from student;</text:p>
      <text:p text:style-name="P1">+-------------------+</text:p>
      <text:p text:style-name="P1">| sqrt(age) <text:s text:c="8"/>|</text:p>
      <text:p text:style-name="P1">+-------------------+</text:p>
      <text:p text:style-name="P1">| <text:s/>4.58257569495584 |</text:p>
      <text:p text:style-name="P1">| <text:s/>4.47213595499958 |</text:p>
      <text:p text:style-name="P1">| <text:s/>4.69041575982343 |</text:p>
      <text:p text:style-name="P1">| <text:s/>4.69041575982343 |</text:p>
      <text:p text:style-name="P1">| 5.196152422706632 |</text:p>
      <text:p text:style-name="P1">| <text:s text:c="13"/>NULL |</text:p>
      <text:p text:style-name="P1">| <text:s text:c="13"/>NULL |</text:p>
      <text:p text:style-name="P1">+-------------------+</text:p>
      <text:p text:style-name="P1">7 rows in set (0.00 sec)</text:p>
      <text:p text:style-name="P1"/>
      <text:p text:style-name="P1">mysql&gt; select format(sqrt(age),2) from student;</text:p>
      <text:p text:style-name="P1">+---------------------+</text:p>
      <text:p text:style-name="P1">| format(sqrt(age),2) |</text:p>
      <text:p text:style-name="P1">+---------------------+</text:p>
      <text:p text:style-name="P1">| 4.58 <text:s text:c="15"/>|</text:p>
      <text:p text:style-name="P1">| 4.47 <text:s text:c="15"/>|</text:p>
      <text:p text:style-name="P1">| 4.69 <text:s text:c="15"/>|</text:p>
      <text:p text:style-name="P1">| 4.69 <text:s text:c="15"/>|</text:p>
      <text:p text:style-name="P1">| 5.20 <text:s text:c="15"/>|</text:p>
      <text:p text:style-name="P1">| NULL <text:s text:c="15"/>|</text:p>
      <text:p text:style-name="P1">| NULL <text:s text:c="15"/>|</text:p>
      <text:p text:style-name="P1">+---------------------+</text:p>
      <text:p text:style-name="P1">7 rows in set (0.00 sec)</text:p>
      <text:p text:style-name="P1"/>
      <text:p text:style-name="P1">mysql&gt; select marks, truncate(marks,1), round(marks,1) from student;</text:p>
      <text:p text:style-name="P1">+-------+-------------------+----------------+</text:p>
      <text:p text:style-name="P1">| marks | truncate(marks,1) | round(marks,1) |</text:p>
      <text:p text:style-name="P1">+-------+-------------------+----------------+</text:p>
      <text:p text:style-name="P1">| 67.84 | <text:s text:c="13"/>67.8 | <text:s text:c="10"/>67.8 |</text:p>
      <text:p text:style-name="P1">| 62.95 | <text:s text:c="13"/>62.9 | <text:s text:c="12"/>63 |</text:p>
      <text:p text:style-name="P1">| 55.26 | <text:s text:c="13"/>55.2 | <text:s text:c="10"/>55.3 |</text:p>
      <text:p text:style-name="P1">| 81.93 | <text:s text:c="13"/>81.9 | <text:s text:c="10"/>81.9 |</text:p>
      <text:p text:style-name="P1">| 67.32 | <text:s text:c="13"/>67.3 | <text:s text:c="10"/>67.3 |</text:p>
      <text:p text:style-name="P1">| 71.34 | <text:s text:c="13"/>71.3 | <text:s text:c="10"/>71.3 |</text:p>
      <text:p text:style-name="P1">| 63.69 | <text:s text:c="13"/>63.6 | <text:s text:c="10"/>63.7 |</text:p>
      <text:p text:style-name="P1">+-------+-------------------+----------------+</text:p>
      <text:p text:style-name="P1">7 rows in set (0.00 sec)</text:p>
      <text:p text:style-name="P1"/>
      <text:p text:style-name="P1">mysql&gt; select least(4,6,3,1,5);</text:p>
      <text:p text:style-name="P1">+------------------+</text:p>
      <text:p text:style-name="P1">| least(4,6,3,1,5) |</text:p>
      <text:p text:style-name="P1">+------------------+</text:p>
      <text:p text:style-name="P1">| <text:s text:c="15"/>1 |</text:p>
      <text:p text:style-name="P1">+------------------+</text:p>
      <text:p text:style-name="P1"><text:soft-page-break/>1 row in set (0.00 sec)</text:p>
      <text:p text:style-name="P1"/>
      <text:p text:style-name="P1">mysql&gt; select greatest(4,6,3,1,5);</text:p>
      <text:p text:style-name="P1">+---------------------+</text:p>
      <text:p text:style-name="P1">| greatest(4,6,3,1,5) |</text:p>
      <text:p text:style-name="P1">+---------------------+</text:p>
      <text:p text:style-name="P1">| <text:s text:c="18"/>6 |</text:p>
      <text:p text:style-name="P1">+---------------------+</text:p>
      <text:p text:style-name="P1">1 row in set (0.00 sec)</text:p>
      <text:p text:style-name="P1"/>
      <text:p text:style-name="P1">mysql&gt; </text:p>
      <text:p text:style-name="P1">mysql&gt; create tables times</text:p>
      <text:p text:style-name="P1"><text:s text:c="4"/>-&gt; (x datetime);</text:p>
      <text:p text:style-name="P1">ERROR 1064 (42000): You have an error in your SQL syntax; check the manual that corresponds to your MySQL server version for the right syntax to use near 'tables times</text:p>
      <text:p text:style-name="P1">(x datetime)' at line 1</text:p>
      <text:p text:style-name="P1">mysql&gt; create table times (x datetime);</text:p>
      <text:p text:style-name="P1">Query OK, 0 rows affected (1.20 sec)</text:p>
      <text:p text:style-name="P1"/>
      <text:p text:style-name="P1">mysql&gt; insert into times values ('2023-10-03 10:45:38');</text:p>
      <text:p text:style-name="P1">Query OK, 1 row affected (0.16 sec)</text:p>
      <text:p text:style-name="P1"/>
      <text:p text:style-name="P1">mysql&gt; insert into times values ('2023-04-11 04:09:58');</text:p>
      <text:p text:style-name="P1">Query OK, 1 row affected (0.17 sec)</text:p>
      <text:p text:style-name="P1"/>
      <text:p text:style-name="P1">mysql&gt; insert into times values ('2023-04-11 04:09:62');</text:p>
      <text:p text:style-name="P1">ERROR 1292 (22007): Incorrect datetime value: '2023-04-11 04:09:62' for column 'x' at row 1</text:p>
      <text:p text:style-name="P1">mysql&gt; </text:p>
      <text:p text:style-name="P1"/>
      <text:p text:style-name="P1">mysql&gt; select * from times;</text:p>
      <text:p text:style-name="P1">+---------------------+</text:p>
      <text:p text:style-name="P1">| x <text:s text:c="18"/>|</text:p>
      <text:p text:style-name="P1">+---------------------+</text:p>
      <text:p text:style-name="P1">| 2023-10-03 10:45:38 |</text:p>
      <text:p text:style-name="P1">| 2023-04-11 04:09:58 |</text:p>
      <text:p text:style-name="P1">+---------------------+</text:p>
      <text:p text:style-name="P1">2 rows in set (0.00 sec)</text:p>
      <text:p text:style-name="P1"/>
      <text:p text:style-name="P1">mysql&gt; select date(x) from times;</text:p>
      <text:p text:style-name="P1">+------------+</text:p>
      <text:p text:style-name="P1">| date(x) <text:s text:c="3"/>|</text:p>
      <text:p text:style-name="P1">+------------+</text:p>
      <text:p text:style-name="P1">| 2023-10-03 |</text:p>
      <text:p text:style-name="P1">| 2023-04-11 |</text:p>
      <text:p text:style-name="P1">+------------+</text:p>
      <text:p text:style-name="P1">2 rows in set (0.00 sec)</text:p>
      <text:p text:style-name="P1"/>
      <text:p text:style-name="P1">mysql&gt; select time(x) from times;</text:p>
      <text:p text:style-name="P1">+----------+</text:p>
      <text:p text:style-name="P1">| time(x) <text:s/>|</text:p>
      <text:p text:style-name="P1">+----------+</text:p>
      <text:p text:style-name="P1"><text:soft-page-break/>| 10:45:38 |</text:p>
      <text:p text:style-name="P1">| 04:09:58 |</text:p>
      <text:p text:style-name="P1">+----------+</text:p>
      <text:p text:style-name="P1">2 rows in set (0.00 sec)</text:p>
      <text:p text:style-name="P1"/>
      <text:p text:style-name="P1">mysql&gt; select hour(x) from times;</text:p>
      <text:p text:style-name="P1">+---------+</text:p>
      <text:p text:style-name="P1">| hour(x) |</text:p>
      <text:p text:style-name="P1">+---------+</text:p>
      <text:p text:style-name="P1">| <text:s text:c="5"/>10 |</text:p>
      <text:p text:style-name="P1">| <text:s text:c="6"/>4 |</text:p>
      <text:p text:style-name="P1">+---------+</text:p>
      <text:p text:style-name="P1">2 rows in set (0.00 sec)</text:p>
      <text:p text:style-name="P1"/>
      <text:p text:style-name="P1">mysql&gt; select minute(x) from times;</text:p>
      <text:p text:style-name="P1">+-----------+</text:p>
      <text:p text:style-name="P1">| minute(x) |</text:p>
      <text:p text:style-name="P1">+-----------+</text:p>
      <text:p text:style-name="P1">| <text:s text:c="7"/>45 |</text:p>
      <text:p text:style-name="P1">| <text:s text:c="8"/>9 |</text:p>
      <text:p text:style-name="P1">+-----------+</text:p>
      <text:p text:style-name="P1">2 rows in set (0.00 sec)</text:p>
      <text:p text:style-name="P1"/>
      <text:p text:style-name="P1">mysql&gt; select second(x) from times;</text:p>
      <text:p text:style-name="P1">+-----------+</text:p>
      <text:p text:style-name="P1">| second(x) |</text:p>
      <text:p text:style-name="P1">+-----------+</text:p>
      <text:p text:style-name="P1">| <text:s text:c="7"/>38 |</text:p>
      <text:p text:style-name="P1">| <text:s text:c="7"/>58 |</text:p>
      <text:p text:style-name="P1">+-----------+</text:p>
      <text:p text:style-name="P1">2 rows in set (0.00 sec)</text:p>
      <text:p text:style-name="P1"/>
      <text:p text:style-name="P1">mysql&gt; select dayname(x) from times;</text:p>
      <text:p text:style-name="P1">+------------+</text:p>
      <text:p text:style-name="P1">| dayname(x) |</text:p>
      <text:p text:style-name="P1">+------------+</text:p>
      <text:p text:style-name="P1">| Tuesday <text:s text:c="3"/>|</text:p>
      <text:p text:style-name="P1">| Tuesday <text:s text:c="3"/>|</text:p>
      <text:p text:style-name="P1">+------------+</text:p>
      <text:p text:style-name="P1">2 rows in set (0.00 sec)</text:p>
      <text:p text:style-name="P1"/>
      <text:p text:style-name="P1">mysql&gt; select x,dayname(x) from times;</text:p>
      <text:p text:style-name="P1">+---------------------+------------+</text:p>
      <text:p text:style-name="P1">| x <text:s text:c="18"/>| dayname(x) |</text:p>
      <text:p text:style-name="P1">+---------------------+------------+</text:p>
      <text:p text:style-name="P1">| 2023-10-03 10:45:38 | Tuesday <text:s text:c="3"/>|</text:p>
      <text:p text:style-name="P1">| 2023-04-11 04:09:58 | Tuesday <text:s text:c="3"/>|</text:p>
      <text:p text:style-name="P1">+---------------------+------------+</text:p>
      <text:p text:style-name="P1">2 rows in set (0.00 sec)</text:p>
      <text:p text:style-name="P1"/>
      <text:p text:style-name="P1">mysql&gt; select x,monthname(x) from times;</text:p>
      <text:p text:style-name="P1">+---------------------+--------------+</text:p>
      <text:p text:style-name="P1">| x <text:s text:c="18"/>| monthname(x) |</text:p>
      <text:p text:style-name="P1"><text:soft-page-break/>+---------------------+--------------+</text:p>
      <text:p text:style-name="P1">| 2023-10-03 10:45:38 | October <text:s text:c="5"/>|</text:p>
      <text:p text:style-name="P1">| 2023-04-11 04:09:58 | April <text:s text:c="7"/>|</text:p>
      <text:p text:style-name="P1">+---------------------+--------------+</text:p>
      <text:p text:style-name="P1">2 rows in set (0.00 sec)</text:p>
      <text:p text:style-name="P1"/>
      <text:p text:style-name="P1">mysql&gt; select x,dayofmonth(x) from times;</text:p>
      <text:p text:style-name="P1">+---------------------+---------------+</text:p>
      <text:p text:style-name="P1">| x <text:s text:c="18"/>| dayofmonth(x) |</text:p>
      <text:p text:style-name="P1">+---------------------+---------------+</text:p>
      <text:p text:style-name="P1">| 2023-10-03 10:45:38 | <text:s text:c="12"/>3 |</text:p>
      <text:p text:style-name="P1">| 2023-04-11 04:09:58 | <text:s text:c="11"/>11 |</text:p>
      <text:p text:style-name="P1">+---------------------+---------------+</text:p>
      <text:p text:style-name="P1">2 rows in set (0.00 sec)</text:p>
      <text:p text:style-name="P1"/>
      <text:p text:style-name="P1">mysql&gt; select x,month(x) from times;</text:p>
      <text:p text:style-name="P1">+---------------------+----------+</text:p>
      <text:p text:style-name="P1">| x <text:s text:c="18"/>| month(x) |</text:p>
      <text:p text:style-name="P1">+---------------------+----------+</text:p>
      <text:p text:style-name="P1">| 2023-10-03 10:45:38 | <text:s text:c="6"/>10 |</text:p>
      <text:p text:style-name="P1">| 2023-04-11 04:09:58 | <text:s text:c="7"/>4 |</text:p>
      <text:p text:style-name="P1">+---------------------+----------+</text:p>
      <text:p text:style-name="P1">2 rows in set (0.00 sec)</text:p>
      <text:p text:style-name="P1"/>
      <text:p text:style-name="P1">mysql&gt; select x,year(x) from times;</text:p>
      <text:p text:style-name="P1">+---------------------+---------+</text:p>
      <text:p text:style-name="P1">| x <text:s text:c="18"/>| year(x) |</text:p>
      <text:p text:style-name="P1">+---------------------+---------+</text:p>
      <text:p text:style-name="P1">| 2023-10-03 10:45:38 | <text:s text:c="3"/>2023 |</text:p>
      <text:p text:style-name="P1">| 2023-04-11 04:09:58 | <text:s text:c="3"/>2023 |</text:p>
      <text:p text:style-name="P1">+---------------------+---------+</text:p>
      <text:p text:style-name="P1">2 rows in set (0.01 sec)</text:p>
      <text:p text:style-name="P1"/>
      <text:p text:style-name="P1">mysql&gt; select curdate();</text:p>
      <text:p text:style-name="P1">+------------+</text:p>
      <text:p text:style-name="P1">| curdate() <text:s/>|</text:p>
      <text:p text:style-name="P1">+------------+</text:p>
      <text:p text:style-name="P1">| 2023-10-03 |</text:p>
      <text:p text:style-name="P1">+------------+</text:p>
      <text:p text:style-name="P1">1 row in set (0.00 sec)</text:p>
      <text:p text:style-name="P1"/>
      <text:p text:style-name="P1">mysql&gt; select curtime();</text:p>
      <text:p text:style-name="P1">+-----------+</text:p>
      <text:p text:style-name="P1">| curtime() |</text:p>
      <text:p text:style-name="P1">+-----------+</text:p>
      <text:p text:style-name="P1">| 20:37:37 <text:s/>|</text:p>
      <text:p text:style-name="P1">+-----------+</text:p>
      <text:p text:style-name="P1">1 row in set (0.00 sec)</text:p>
      <text:p text:style-name="P1"/>
      <text:p text:style-name="P1">mysql&gt; select x,day(x) from times;</text:p>
      <text:p text:style-name="P1">+---------------------+--------+</text:p>
      <text:p text:style-name="P1">| x <text:s text:c="18"/>| day(x) |</text:p>
      <text:p text:style-name="P1">+---------------------+--------+</text:p>
      <text:p text:style-name="P1"><text:soft-page-break/>| 2023-10-03 10:45:38 | <text:s text:c="5"/>3 |</text:p>
      <text:p text:style-name="P1">| 2023-04-11 04:09:58 | <text:s text:c="4"/>11 |</text:p>
      <text:p text:style-name="P1">+---------------------+--------+</text:p>
      <text:p text:style-name="P1">2 rows in set (0.00 sec)</text:p>
      <text:p text:style-name="P1"/>
      <text:p text:style-name="P1">mysql&gt; select now();</text:p>
      <text:p text:style-name="P1">+---------------------+</text:p>
      <text:p text:style-name="P1">| now() <text:s text:c="14"/>|</text:p>
      <text:p text:style-name="P1">+---------------------+</text:p>
      <text:p text:style-name="P1">| 2023-10-03 20:38:17 |</text:p>
      <text:p text:style-name="P1">+---------------------+</text:p>
      <text:p text:style-name="P1">1 row in set (0.00 sec)</text:p>
      <text:p text:style-name="P1"/>
      <text:p text:style-name="P1">mysql&gt; select unix_timestamp();</text:p>
      <text:p text:style-name="P1">+------------------+</text:p>
      <text:p text:style-name="P1">| unix_timestamp() |</text:p>
      <text:p text:style-name="P1">+------------------+</text:p>
      <text:p text:style-name="P1">| <text:s text:c="6"/>1696345747 |</text:p>
      <text:p text:style-name="P1">+------------------+</text:p>
      <text:p text:style-name="P1">1 row in set (0.00 sec)</text:p>
      <text:p text:style-name="P1"/>
      <text:p text:style-name="P1">mysql&gt; select unix_timestamp();</text:p>
      <text:p text:style-name="P1">+------------------+</text:p>
      <text:p text:style-name="P1">| unix_timestamp() |</text:p>
      <text:p text:style-name="P1">+------------------+</text:p>
      <text:p text:style-name="P1">| <text:s text:c="6"/>1696345749 |</text:p>
      <text:p text:style-name="P1">+------------------+</text:p>
      <text:p text:style-name="P1">1 row in set (0.00 sec)</text:p>
      <text:p text:style-name="P1"/>
      <text:p text:style-name="P1">mysql&gt; ^DBy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20:47:10.246885781</meta:creation-date>
    <dc:date>2023-10-03T20:48:07.815204174</dc:date>
    <meta:editing-duration>PT1M</meta:editing-duration>
    <meta:editing-cycles>1</meta:editing-cycles>
    <meta:document-statistic meta:table-count="0" meta:image-count="0" meta:object-count="0" meta:page-count="32" meta:paragraph-count="1494" meta:word-count="6453" meta:character-count="36872" meta:non-whitespace-character-count="26215"/>
    <meta:generator>LibreOffice/7.4.1.2$Linux_X86_64 LibreOffice_project/3c58a8f3a960df8bc8fd77b461821e42c061c5f0</meta:generator>
  </office:meta>
</office:document-meta>
</file>